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ext_20_body">
      <style:text-properties officeooo:rsid="00c65e4d" officeooo:paragraph-rsid="00c65e4d"/>
    </style:style>
    <style:style style:name="P52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53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54" style:family="paragraph" style:parent-style-name="Text_20_body">
      <style:text-properties officeooo:rsid="00d0c9f1" officeooo:paragraph-rsid="00d0c9f1"/>
    </style:style>
    <style:style style:name="P55" style:family="paragraph" style:parent-style-name="Text_20_body">
      <style:text-properties officeooo:rsid="00d28ae7" officeooo:paragraph-rsid="00d0c9f1"/>
    </style:style>
    <style:style style:name="P56" style:family="paragraph" style:parent-style-name="Text_20_body">
      <style:text-properties officeooo:rsid="00d37454" officeooo:paragraph-rsid="00d37454"/>
    </style:style>
    <style:style style:name="P57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58" style:family="paragraph" style:parent-style-name="Text_20_body">
      <style:text-properties officeooo:rsid="00d8d4ed" officeooo:paragraph-rsid="00d8d4ed"/>
    </style:style>
    <style:style style:name="P59" style:family="paragraph" style:parent-style-name="Text_20_body">
      <style:text-properties officeooo:rsid="00dbcd1c" officeooo:paragraph-rsid="00dbcd1c"/>
    </style:style>
    <style:style style:name="P60" style:family="paragraph" style:parent-style-name="Text_20_body">
      <style:text-properties officeooo:rsid="00e0f140" officeooo:paragraph-rsid="00dcc510"/>
    </style:style>
    <style:style style:name="P61" style:family="paragraph" style:parent-style-name="Text_20_body">
      <style:text-properties officeooo:rsid="00e0f140" officeooo:paragraph-rsid="00e0f140"/>
    </style:style>
    <style:style style:name="P62" style:family="paragraph" style:parent-style-name="Text_20_body">
      <style:text-properties officeooo:paragraph-rsid="00e14dbc"/>
    </style:style>
    <style:style style:name="P63" style:family="paragraph" style:parent-style-name="Text_20_body">
      <style:text-properties officeooo:paragraph-rsid="00e4483c"/>
    </style:style>
    <style:style style:name="P64" style:family="paragraph" style:parent-style-name="Text_20_body">
      <style:text-properties officeooo:paragraph-rsid="01039c15"/>
    </style:style>
    <style:style style:name="P65" style:family="paragraph" style:parent-style-name="Text_20_body">
      <style:text-properties officeooo:rsid="00e25c83" officeooo:paragraph-rsid="00e25c83"/>
    </style:style>
    <style:style style:name="P66" style:family="paragraph" style:parent-style-name="Text_20_body">
      <style:text-properties officeooo:rsid="00e5ccb9" officeooo:paragraph-rsid="00e5ccb9"/>
    </style:style>
    <style:style style:name="P67" style:family="paragraph" style:parent-style-name="Text_20_body">
      <style:text-properties officeooo:rsid="00e75bed" officeooo:paragraph-rsid="00e75bed"/>
    </style:style>
    <style:style style:name="P68" style:family="paragraph" style:parent-style-name="Text_20_body">
      <style:text-properties officeooo:rsid="01031555" officeooo:paragraph-rsid="01031555"/>
    </style:style>
    <style:style style:name="P69" style:family="paragraph" style:parent-style-name="Text_20_body">
      <style:text-properties officeooo:rsid="010541ec" officeooo:paragraph-rsid="010541ec"/>
    </style:style>
    <style:style style:name="P70" style:family="paragraph" style:parent-style-name="Text_20_body">
      <style:text-properties officeooo:rsid="01073e9d" officeooo:paragraph-rsid="01073e9d"/>
    </style:style>
    <style:style style:name="P71" style:family="paragraph" style:parent-style-name="Text_20_body">
      <style:text-properties officeooo:rsid="0108c2a9" officeooo:paragraph-rsid="0108c2a9"/>
    </style:style>
    <style:style style:name="P72" style:family="paragraph" style:parent-style-name="Text_20_body">
      <style:text-properties officeooo:rsid="01119397" officeooo:paragraph-rsid="01119397"/>
    </style:style>
    <style:style style:name="P73" style:family="paragraph" style:parent-style-name="Text_20_body">
      <style:text-properties officeooo:rsid="0115248f" officeooo:paragraph-rsid="0115248f"/>
    </style:style>
    <style:style style:name="P74" style:family="paragraph" style:parent-style-name="Text_20_body">
      <style:text-properties officeooo:rsid="00fe9477" officeooo:paragraph-rsid="00fe9477"/>
    </style:style>
    <style:style style:name="P75" style:family="paragraph" style:parent-style-name="Text_20_body">
      <style:text-properties officeooo:paragraph-rsid="01212813"/>
    </style:style>
    <style:style style:name="P76" style:family="paragraph" style:parent-style-name="Text_20_body">
      <style:text-properties officeooo:paragraph-rsid="012f54c5"/>
    </style:style>
    <style:style style:name="P77" style:family="paragraph" style:parent-style-name="Text_20_body">
      <style:text-properties officeooo:paragraph-rsid="0130109c"/>
    </style:style>
    <style:style style:name="P78" style:family="paragraph" style:parent-style-name="Text_20_body">
      <style:text-properties officeooo:paragraph-rsid="0131a5ba"/>
    </style:style>
    <style:style style:name="P79" style:family="paragraph" style:parent-style-name="Text_20_body">
      <style:text-properties officeooo:paragraph-rsid="0133b4ce"/>
    </style:style>
    <style:style style:name="P80" style:family="paragraph" style:parent-style-name="Text_20_body">
      <style:text-properties officeooo:paragraph-rsid="0136e19a"/>
    </style:style>
    <style:style style:name="P81" style:family="paragraph" style:parent-style-name="Text_20_body">
      <style:text-properties officeooo:paragraph-rsid="0138bd54"/>
    </style:style>
    <style:style style:name="P82" style:family="paragraph" style:parent-style-name="Text_20_body">
      <style:text-properties officeooo:rsid="0117b9f7" officeooo:paragraph-rsid="0117b9f7"/>
    </style:style>
    <style:style style:name="P83" style:family="paragraph" style:parent-style-name="Text_20_body">
      <style:text-properties officeooo:rsid="01212813" officeooo:paragraph-rsid="0120f96d"/>
    </style:style>
    <style:style style:name="P84" style:family="paragraph" style:parent-style-name="Text_20_body">
      <style:text-properties officeooo:rsid="0123e403" officeooo:paragraph-rsid="0123e403"/>
    </style:style>
    <style:style style:name="P85" style:family="paragraph" style:parent-style-name="Text_20_body">
      <style:text-properties officeooo:rsid="012e9e6b" officeooo:paragraph-rsid="012e9e6b"/>
    </style:style>
    <style:style style:name="P86" style:family="paragraph" style:parent-style-name="Text_20_body">
      <style:text-properties officeooo:rsid="0130109c" officeooo:paragraph-rsid="0130109c"/>
    </style:style>
    <style:style style:name="P87" style:family="paragraph" style:parent-style-name="Text_20_body">
      <style:text-properties officeooo:rsid="0131a5ba" officeooo:paragraph-rsid="0131a5ba"/>
    </style:style>
    <style:style style:name="P88" style:family="paragraph" style:parent-style-name="Text_20_body">
      <style:text-properties officeooo:rsid="0133b4ce" officeooo:paragraph-rsid="0133b4ce"/>
    </style:style>
    <style:style style:name="P89" style:family="paragraph" style:parent-style-name="Text_20_body">
      <style:text-properties officeooo:rsid="01375973" officeooo:paragraph-rsid="0136e19a"/>
    </style:style>
    <style:style style:name="P90" style:family="paragraph" style:parent-style-name="Text_20_body">
      <style:text-properties officeooo:rsid="013ccf01" officeooo:paragraph-rsid="013ccf01"/>
    </style:style>
    <style:style style:name="P91" style:family="paragraph" style:parent-style-name="Text_20_body">
      <style:text-properties officeooo:rsid="013dcc10" officeooo:paragraph-rsid="013dcc10"/>
    </style:style>
    <style:style style:name="P92" style:family="paragraph" style:parent-style-name="Text_20_body">
      <style:text-properties officeooo:rsid="013ec2a7" officeooo:paragraph-rsid="013ec2a7"/>
    </style:style>
    <style:style style:name="P93" style:family="paragraph" style:parent-style-name="Text_20_body">
      <style:text-properties officeooo:rsid="0140310f" officeooo:paragraph-rsid="0140310f"/>
    </style:style>
    <style:style style:name="P94" style:family="paragraph" style:parent-style-name="Text_20_body">
      <style:text-properties officeooo:rsid="0141dbc1" officeooo:paragraph-rsid="0141dbc1"/>
    </style:style>
    <style:style style:name="P95" style:family="paragraph" style:parent-style-name="Text_20_body">
      <style:text-properties officeooo:paragraph-rsid="0144defb"/>
    </style:style>
    <style:style style:name="P96" style:family="paragraph" style:parent-style-name="Text_20_body">
      <style:text-properties officeooo:paragraph-rsid="01480b9a"/>
    </style:style>
    <style:style style:name="P97" style:family="paragraph" style:parent-style-name="Text_20_body">
      <style:text-properties officeooo:paragraph-rsid="014b9b52"/>
    </style:style>
    <style:style style:name="P98" style:family="paragraph" style:parent-style-name="Text_20_body">
      <style:text-properties officeooo:paragraph-rsid="014ec535"/>
    </style:style>
    <style:style style:name="P99" style:family="paragraph" style:parent-style-name="Text_20_body">
      <style:text-properties officeooo:paragraph-rsid="0152fde4"/>
    </style:style>
    <style:style style:name="P100" style:family="paragraph" style:parent-style-name="Text_20_body">
      <style:text-properties officeooo:rsid="014b7276" officeooo:paragraph-rsid="014b7276"/>
    </style:style>
    <style:style style:name="P101" style:family="paragraph" style:parent-style-name="Text_20_body">
      <style:text-properties officeooo:rsid="014d5ad4" officeooo:paragraph-rsid="014b9b52"/>
    </style:style>
    <style:style style:name="P102" style:family="paragraph" style:parent-style-name="Text_20_body">
      <style:text-properties officeooo:rsid="0150f692" officeooo:paragraph-rsid="0150f692"/>
    </style:style>
    <style:style style:name="P103" style:family="paragraph" style:parent-style-name="Text_20_body">
      <style:text-properties officeooo:rsid="0151521e" officeooo:paragraph-rsid="0151521e"/>
    </style:style>
    <style:style style:name="P104" style:family="paragraph" style:parent-style-name="Text_20_body">
      <style:text-properties officeooo:rsid="01525678" officeooo:paragraph-rsid="01525678"/>
    </style:style>
    <style:style style:name="P105" style:family="paragraph" style:parent-style-name="Text_20_body">
      <style:text-properties officeooo:rsid="0155ccec" officeooo:paragraph-rsid="0155ccec"/>
    </style:style>
    <style:style style:name="P106" style:family="paragraph" style:parent-style-name="Text_20_body">
      <style:text-properties officeooo:rsid="015c9aa5" officeooo:paragraph-rsid="015c9aa5"/>
    </style:style>
    <style:style style:name="P107" style:family="paragraph" style:parent-style-name="Text_20_body">
      <style:text-properties officeooo:rsid="015d4da9" officeooo:paragraph-rsid="015d4da9"/>
    </style:style>
    <style:style style:name="P108" style:family="paragraph" style:parent-style-name="Text_20_body">
      <style:text-properties officeooo:rsid="015ea515" officeooo:paragraph-rsid="015ea515"/>
    </style:style>
    <style:style style:name="P109" style:family="paragraph" style:parent-style-name="Text_20_body">
      <style:text-properties officeooo:rsid="01615a9a" officeooo:paragraph-rsid="01615a9a"/>
    </style:style>
    <style:style style:name="P110" style:family="paragraph" style:parent-style-name="Text_20_body">
      <style:text-properties officeooo:rsid="01615a9a" officeooo:paragraph-rsid="01674eaf"/>
    </style:style>
    <style:style style:name="P111" style:family="paragraph" style:parent-style-name="Text_20_body">
      <style:text-properties officeooo:rsid="01615a9a" officeooo:paragraph-rsid="0169b507"/>
    </style:style>
    <style:style style:name="P112" style:family="paragraph" style:parent-style-name="Text_20_body">
      <style:text-properties officeooo:rsid="01615a9a" officeooo:paragraph-rsid="016a2889"/>
    </style:style>
    <style:style style:name="P113" style:family="paragraph" style:parent-style-name="Text_20_body">
      <style:text-properties officeooo:rsid="01615a9a" officeooo:paragraph-rsid="016ee133"/>
    </style:style>
    <style:style style:name="P114" style:family="paragraph" style:parent-style-name="Table_20_Contents">
      <style:text-properties officeooo:paragraph-rsid="009770cc"/>
    </style:style>
    <style:style style:name="P115" style:family="paragraph" style:parent-style-name="Table_20_Contents">
      <style:text-properties officeooo:rsid="0096058e" officeooo:paragraph-rsid="0096058e"/>
    </style:style>
    <style:style style:name="P116" style:family="paragraph" style:parent-style-name="Table_20_Contents">
      <style:text-properties officeooo:rsid="009770cc" officeooo:paragraph-rsid="009770cc"/>
    </style:style>
    <style:style style:name="P117" style:family="paragraph" style:parent-style-name="Table_20_Contents">
      <style:text-properties officeooo:rsid="0099683e" officeooo:paragraph-rsid="0099683e"/>
    </style:style>
    <style:style style:name="P118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119" style:family="paragraph" style:parent-style-name="Table_20_Contents">
      <style:text-properties officeooo:rsid="00a120e2" officeooo:paragraph-rsid="00a120e2"/>
    </style:style>
    <style:style style:name="P120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121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122" style:family="paragraph" style:parent-style-name="Heading_20_1">
      <style:text-properties officeooo:rsid="00a348c3"/>
    </style:style>
    <style:style style:name="P123" style:family="paragraph" style:parent-style-name="Heading_20_1">
      <style:text-properties officeooo:rsid="00c3f32f"/>
    </style:style>
    <style:style style:name="P124" style:family="paragraph" style:parent-style-name="Heading_20_1">
      <style:text-properties officeooo:rsid="00c65e4d" officeooo:paragraph-rsid="00c65e4d"/>
    </style:style>
    <style:style style:name="P125" style:family="paragraph" style:parent-style-name="Heading_20_1">
      <style:text-properties officeooo:rsid="00e0f66f"/>
    </style:style>
    <style:style style:name="P126" style:family="paragraph" style:parent-style-name="Heading_20_1">
      <style:text-properties officeooo:rsid="015ffb5b"/>
    </style:style>
    <style:style style:name="P127" style:family="paragraph" style:parent-style-name="Text_20_body">
      <style:paragraph-properties fo:margin-left="1.249cm" fo:margin-right="0cm" fo:text-indent="0cm" style:auto-text-indent="false"/>
      <style:text-properties officeooo:paragraph-rsid="0129d8b4"/>
    </style:style>
    <style:style style:name="P128" style:family="paragraph" style:parent-style-name="Text_20_body">
      <style:paragraph-properties fo:margin-left="1.249cm" fo:margin-right="0cm" fo:text-indent="0cm" style:auto-text-indent="false"/>
      <style:text-properties officeooo:rsid="0123e403" officeooo:paragraph-rsid="0123e403"/>
    </style:style>
    <style:style style:name="P129" style:family="paragraph" style:parent-style-name="Text_20_body">
      <style:paragraph-properties fo:margin-left="1.249cm" fo:margin-right="0cm" fo:text-indent="0cm" style:auto-text-indent="false"/>
      <style:text-properties officeooo:rsid="012aacee" officeooo:paragraph-rsid="012aacee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officeooo:rsid="012c2f79" officeooo:paragraph-rsid="012c2f79"/>
    </style:style>
    <style:style style:name="P131" style:family="paragraph" style:parent-style-name="Text_20_body" style:list-style-name="L1">
      <style:text-properties officeooo:rsid="009d4628" officeooo:paragraph-rsid="009d4628"/>
    </style:style>
    <style:style style:name="P132" style:family="paragraph" style:parent-style-name="Text_20_body" style:list-style-name="L2">
      <style:text-properties officeooo:rsid="009d4628" officeooo:paragraph-rsid="009d4628"/>
    </style:style>
    <style:style style:name="P133" style:family="paragraph" style:parent-style-name="Text_20_body" style:list-style-name="L3">
      <style:text-properties officeooo:rsid="009d4628" officeooo:paragraph-rsid="009d4628"/>
    </style:style>
    <style:style style:name="P134" style:family="paragraph" style:parent-style-name="Text_20_body" style:list-style-name="L3">
      <style:text-properties officeooo:paragraph-rsid="009d4628"/>
    </style:style>
    <style:style style:name="P135" style:family="paragraph" style:parent-style-name="Text_20_body" style:list-style-name="L3">
      <style:text-properties officeooo:paragraph-rsid="009f43dd"/>
    </style:style>
    <style:style style:name="P136" style:family="paragraph" style:parent-style-name="Text_20_body" style:list-style-name="L4">
      <style:text-properties officeooo:rsid="009f43dd" officeooo:paragraph-rsid="009f43dd"/>
    </style:style>
    <style:style style:name="P137" style:family="paragraph" style:parent-style-name="Text_20_body" style:list-style-name="L5">
      <style:text-properties officeooo:paragraph-rsid="00a06ed7"/>
    </style:style>
    <style:style style:name="P138" style:family="paragraph" style:parent-style-name="Text_20_body" style:list-style-name="L5">
      <style:text-properties officeooo:rsid="00a06ed7" officeooo:paragraph-rsid="00a06ed7"/>
    </style:style>
    <style:style style:name="P139" style:family="paragraph" style:parent-style-name="Text_20_body" style:list-style-name="L6">
      <style:text-properties officeooo:rsid="00a8fec3" officeooo:paragraph-rsid="00a8fec3"/>
    </style:style>
    <style:style style:name="P140" style:family="paragraph" style:parent-style-name="Text_20_body" style:list-style-name="L7">
      <style:text-properties officeooo:rsid="00a8fec3" officeooo:paragraph-rsid="00a8fec3"/>
    </style:style>
    <style:style style:name="P141" style:family="paragraph" style:parent-style-name="Text_20_body" style:list-style-name="L8">
      <style:text-properties officeooo:rsid="00b558e7" officeooo:paragraph-rsid="00b558e7"/>
    </style:style>
    <style:style style:name="P142" style:family="paragraph" style:parent-style-name="Text_20_body" style:list-style-name="L9">
      <style:text-properties officeooo:rsid="00b6d5af" officeooo:paragraph-rsid="00b6d5af"/>
    </style:style>
    <style:style style:name="P143" style:family="paragraph" style:parent-style-name="Text_20_body" style:list-style-name="L9">
      <style:text-properties officeooo:rsid="00b73dea" officeooo:paragraph-rsid="00b73dea"/>
    </style:style>
    <style:style style:name="P144" style:family="paragraph" style:parent-style-name="Text_20_body" style:list-style-name="L10">
      <style:text-properties officeooo:rsid="00b11e99" officeooo:paragraph-rsid="00b81d5d"/>
    </style:style>
    <style:style style:name="P145" style:family="paragraph" style:parent-style-name="Text_20_body" style:list-style-name="L11">
      <style:text-properties officeooo:rsid="00bd7a7c" officeooo:paragraph-rsid="00bd7a7c"/>
    </style:style>
    <style:style style:name="P146" style:family="paragraph" style:parent-style-name="Text_20_body" style:list-style-name="L11">
      <style:text-properties officeooo:rsid="00bf27b0" officeooo:paragraph-rsid="00bf27b0"/>
    </style:style>
    <style:style style:name="P147" style:family="paragraph" style:parent-style-name="Text_20_body" style:list-style-name="L12">
      <style:text-properties officeooo:paragraph-rsid="00c3f32f"/>
    </style:style>
    <style:style style:name="P148" style:family="paragraph" style:parent-style-name="Text_20_body" style:list-style-name="L12">
      <style:text-properties officeooo:rsid="00c3f32f" officeooo:paragraph-rsid="00c3f32f"/>
    </style:style>
    <style:style style:name="P149" style:family="paragraph" style:parent-style-name="Text_20_body" style:list-style-name="L13">
      <style:text-properties officeooo:paragraph-rsid="00c8d2ac"/>
    </style:style>
    <style:style style:name="P150" style:family="paragraph" style:parent-style-name="Text_20_body" style:list-style-name="L13">
      <style:text-properties officeooo:paragraph-rsid="00c9975d"/>
    </style:style>
    <style:style style:name="P151" style:family="paragraph" style:parent-style-name="Text_20_body" style:list-style-name="L13">
      <style:text-properties officeooo:paragraph-rsid="00cb9e4c"/>
    </style:style>
    <style:style style:name="P152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153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154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155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156" style:family="paragraph" style:parent-style-name="Text_20_body" style:list-style-name="L14">
      <style:text-properties officeooo:rsid="00d0c9f1" officeooo:paragraph-rsid="00d0c9f1"/>
    </style:style>
    <style:style style:name="P157" style:family="paragraph" style:parent-style-name="Text_20_body" style:list-style-name="L15">
      <style:text-properties officeooo:rsid="00d28ae7" officeooo:paragraph-rsid="00d28ae7"/>
    </style:style>
    <style:style style:name="P158" style:family="paragraph" style:parent-style-name="Text_20_body" style:list-style-name="L15">
      <style:text-properties officeooo:rsid="00d37454" officeooo:paragraph-rsid="00d37454"/>
    </style:style>
    <style:style style:name="P159" style:family="paragraph" style:parent-style-name="Text_20_body" style:list-style-name="L16">
      <style:text-properties officeooo:rsid="00d37454" officeooo:paragraph-rsid="00d37454"/>
    </style:style>
    <style:style style:name="P160" style:family="paragraph" style:parent-style-name="Text_20_body" style:list-style-name="L16">
      <style:text-properties officeooo:paragraph-rsid="00d520cf"/>
    </style:style>
    <style:style style:name="P161" style:family="paragraph" style:parent-style-name="Text_20_body" style:list-style-name="L16">
      <style:text-properties officeooo:rsid="00d520cf" officeooo:paragraph-rsid="00d520cf"/>
    </style:style>
    <style:style style:name="P162" style:family="paragraph" style:parent-style-name="Text_20_body" style:list-style-name="L16">
      <style:text-properties officeooo:rsid="00d8d4ed" officeooo:paragraph-rsid="00d8d4ed"/>
    </style:style>
    <style:style style:name="P163" style:family="paragraph" style:parent-style-name="Text_20_body" style:list-style-name="L17">
      <style:text-properties officeooo:paragraph-rsid="00dbcd1c"/>
    </style:style>
    <style:style style:name="P164" style:family="paragraph" style:parent-style-name="Text_20_body" style:list-style-name="L17">
      <style:text-properties officeooo:paragraph-rsid="00dcc510"/>
    </style:style>
    <style:style style:name="P165" style:family="paragraph" style:parent-style-name="Text_20_body" style:list-style-name="L18">
      <style:text-properties officeooo:paragraph-rsid="00ea6149"/>
    </style:style>
    <style:style style:name="P166" style:family="paragraph" style:parent-style-name="Text_20_body" style:list-style-name="L18">
      <style:text-properties officeooo:paragraph-rsid="00ec4feb"/>
    </style:style>
    <style:style style:name="P167" style:family="paragraph" style:parent-style-name="Text_20_body" style:list-style-name="L18">
      <style:text-properties officeooo:paragraph-rsid="00ee2da3"/>
    </style:style>
    <style:style style:name="P168" style:family="paragraph" style:parent-style-name="Text_20_body" style:list-style-name="L18">
      <style:text-properties officeooo:paragraph-rsid="00f2332d"/>
    </style:style>
    <style:style style:name="P169" style:family="paragraph" style:parent-style-name="Text_20_body" style:list-style-name="L18">
      <style:text-properties officeooo:paragraph-rsid="00f6f8af"/>
    </style:style>
    <style:style style:name="P170" style:family="paragraph" style:parent-style-name="Text_20_body" style:list-style-name="L18">
      <style:text-properties officeooo:paragraph-rsid="00f807c1"/>
    </style:style>
    <style:style style:name="P171" style:family="paragraph" style:parent-style-name="Text_20_body" style:list-style-name="L18">
      <style:text-properties officeooo:paragraph-rsid="00fbae64"/>
    </style:style>
    <style:style style:name="P172" style:family="paragraph" style:parent-style-name="Text_20_body" style:list-style-name="L18">
      <style:text-properties officeooo:paragraph-rsid="00fe9477"/>
    </style:style>
    <style:style style:name="P173" style:family="paragraph" style:parent-style-name="Text_20_body" style:list-style-name="L18">
      <style:text-properties officeooo:rsid="00e75bed" officeooo:paragraph-rsid="00e75bed"/>
    </style:style>
    <style:style style:name="P174" style:family="paragraph" style:parent-style-name="Text_20_body" style:list-style-name="L18">
      <style:text-properties officeooo:rsid="00e83170" officeooo:paragraph-rsid="00e83170"/>
    </style:style>
    <style:style style:name="P175" style:family="paragraph" style:parent-style-name="Text_20_body" style:list-style-name="L18">
      <style:text-properties officeooo:rsid="00e97113" officeooo:paragraph-rsid="00e97113"/>
    </style:style>
    <style:style style:name="P176" style:family="paragraph" style:parent-style-name="Text_20_body" style:list-style-name="L18">
      <style:text-properties officeooo:rsid="00ea6149" officeooo:paragraph-rsid="00ea6149"/>
    </style:style>
    <style:style style:name="P177" style:family="paragraph" style:parent-style-name="Text_20_body" style:list-style-name="L18">
      <style:text-properties officeooo:rsid="0101dfbc" officeooo:paragraph-rsid="0101dfbc"/>
    </style:style>
    <style:style style:name="P178" style:family="paragraph" style:parent-style-name="Text_20_body" style:list-style-name="L18">
      <style:text-properties officeooo:rsid="01031555" officeooo:paragraph-rsid="01031555"/>
    </style:style>
    <style:style style:name="P179" style:family="paragraph" style:parent-style-name="Text_20_body" style:list-style-name="L19">
      <style:text-properties officeooo:paragraph-rsid="0108c2a9"/>
    </style:style>
    <style:style style:name="P180" style:family="paragraph" style:parent-style-name="Text_20_body" style:list-style-name="L19">
      <style:text-properties officeooo:paragraph-rsid="010db195"/>
    </style:style>
    <style:style style:name="P181" style:family="paragraph" style:parent-style-name="Text_20_body" style:list-style-name="L19">
      <style:text-properties officeooo:paragraph-rsid="01104c0a"/>
    </style:style>
    <style:style style:name="P182" style:family="paragraph" style:parent-style-name="Text_20_body" style:list-style-name="L19">
      <style:text-properties officeooo:rsid="0108c2a9" officeooo:paragraph-rsid="0108c2a9"/>
    </style:style>
    <style:style style:name="P183" style:family="paragraph" style:parent-style-name="Text_20_body" style:list-style-name="L19">
      <style:text-properties officeooo:rsid="0108eece" officeooo:paragraph-rsid="0108eece"/>
    </style:style>
    <style:style style:name="P184" style:family="paragraph" style:parent-style-name="Text_20_body" style:list-style-name="L19">
      <style:text-properties officeooo:rsid="010a7130" officeooo:paragraph-rsid="010a7130"/>
    </style:style>
    <style:style style:name="P185" style:family="paragraph" style:parent-style-name="Text_20_body" style:list-style-name="L19">
      <style:text-properties officeooo:rsid="010b0d4b" officeooo:paragraph-rsid="010b0d4b"/>
    </style:style>
    <style:style style:name="P186" style:family="paragraph" style:parent-style-name="Text_20_body" style:list-style-name="L19">
      <style:text-properties officeooo:rsid="010c8ddf" officeooo:paragraph-rsid="010c8ddf"/>
    </style:style>
    <style:style style:name="P187" style:family="paragraph" style:parent-style-name="Text_20_body" style:list-style-name="L19">
      <style:text-properties officeooo:rsid="010ee390" officeooo:paragraph-rsid="010ee390"/>
    </style:style>
    <style:style style:name="P188" style:family="paragraph" style:parent-style-name="Text_20_body" style:list-style-name="L19">
      <style:text-properties officeooo:rsid="01119397" officeooo:paragraph-rsid="01119397"/>
    </style:style>
    <style:style style:name="P189" style:family="paragraph" style:parent-style-name="Text_20_body" style:list-style-name="L20">
      <style:text-properties officeooo:rsid="0117b9f7" officeooo:paragraph-rsid="0117b9f7"/>
    </style:style>
    <style:style style:name="P190" style:family="paragraph" style:parent-style-name="Text_20_body" style:list-style-name="L21">
      <style:text-properties officeooo:rsid="0117b9f7" officeooo:paragraph-rsid="011aec79"/>
    </style:style>
    <style:style style:name="P191" style:family="paragraph" style:parent-style-name="Text_20_body" style:list-style-name="L21">
      <style:text-properties officeooo:paragraph-rsid="011aec79"/>
    </style:style>
    <style:style style:name="P192" style:family="paragraph" style:parent-style-name="Text_20_body" style:list-style-name="L21">
      <style:text-properties officeooo:paragraph-rsid="011de01d"/>
    </style:style>
    <style:style style:name="P193" style:family="paragraph" style:parent-style-name="Text_20_body" style:list-style-name="L21">
      <style:text-properties officeooo:paragraph-rsid="0120f96d"/>
    </style:style>
    <style:style style:name="P194" style:family="paragraph" style:parent-style-name="Text_20_body" style:list-style-name="L21">
      <style:text-properties officeooo:rsid="011905a0" officeooo:paragraph-rsid="011905a0"/>
    </style:style>
    <style:style style:name="P195" style:family="paragraph" style:parent-style-name="Text_20_body" style:list-style-name="L21">
      <style:text-properties officeooo:rsid="011d3bac" officeooo:paragraph-rsid="011de01d"/>
    </style:style>
    <style:style style:name="P196" style:family="paragraph" style:parent-style-name="Text_20_body" style:list-style-name="L21">
      <style:text-properties officeooo:rsid="011de01d" officeooo:paragraph-rsid="011de01d"/>
    </style:style>
    <style:style style:name="P197" style:family="paragraph" style:parent-style-name="Text_20_body" style:list-style-name="L22">
      <style:text-properties officeooo:rsid="0152fde4" officeooo:paragraph-rsid="0152fde4"/>
    </style:style>
    <style:style style:name="P198" style:family="paragraph" style:parent-style-name="Text_20_body" style:list-style-name="L22">
      <style:text-properties officeooo:rsid="01546258" officeooo:paragraph-rsid="01546258"/>
    </style:style>
    <style:style style:name="P199" style:family="paragraph" style:parent-style-name="Text_20_body" style:list-style-name="L22">
      <style:text-properties officeooo:rsid="0155ccec" officeooo:paragraph-rsid="0155ccec"/>
    </style:style>
    <style:style style:name="P200" style:family="paragraph" style:parent-style-name="Text_20_body" style:list-style-name="L23">
      <style:text-properties officeooo:paragraph-rsid="0156a47b"/>
    </style:style>
    <style:style style:name="P201" style:family="paragraph" style:parent-style-name="Text_20_body" style:list-style-name="L23">
      <style:text-properties officeooo:paragraph-rsid="0158d322"/>
    </style:style>
    <style:style style:name="P202" style:family="paragraph" style:parent-style-name="Text_20_body" style:list-style-name="L23">
      <style:text-properties officeooo:rsid="0158d322" officeooo:paragraph-rsid="0158d322"/>
    </style:style>
    <style:style style:name="P203" style:family="paragraph" style:parent-style-name="Text_20_body" style:list-style-name="L23">
      <style:text-properties officeooo:rsid="015b4127" officeooo:paragraph-rsid="015b4127"/>
    </style:style>
    <style:style style:name="P204" style:family="paragraph" style:parent-style-name="Text_20_body" style:list-style-name="L23">
      <style:text-properties officeooo:rsid="015c4a44" officeooo:paragraph-rsid="015c4a44"/>
    </style:style>
    <style:style style:name="P205" style:family="paragraph" style:parent-style-name="Text_20_body" style:list-style-name="L23">
      <style:text-properties officeooo:rsid="015c9aa5" officeooo:paragraph-rsid="015c9aa5"/>
    </style:style>
    <style:style style:name="P206" style:family="paragraph" style:parent-style-name="Text_20_body">
      <style:text-properties officeooo:rsid="01688a49" officeooo:paragraph-rsid="01688a49"/>
    </style:style>
    <style:style style:name="P207" style:family="paragraph" style:parent-style-name="Text_20_body">
      <style:text-properties officeooo:rsid="01629900" officeooo:paragraph-rsid="01674eaf"/>
    </style:style>
    <style:style style:name="P208" style:family="paragraph" style:parent-style-name="Text_20_body">
      <style:text-properties officeooo:rsid="016487fd" officeooo:paragraph-rsid="01674eaf"/>
    </style:style>
    <style:style style:name="P209" style:family="paragraph" style:parent-style-name="Text_20_body">
      <style:text-properties officeooo:rsid="0165681a" officeooo:paragraph-rsid="01674eaf"/>
    </style:style>
    <style:style style:name="P210" style:family="paragraph" style:parent-style-name="Text_20_body">
      <style:text-properties officeooo:rsid="0165681a" officeooo:paragraph-rsid="01629900"/>
    </style:style>
    <style:style style:name="P211" style:family="paragraph" style:parent-style-name="Text_20_body">
      <style:text-properties officeooo:rsid="016a2889" officeooo:paragraph-rsid="016a2889"/>
    </style:style>
    <style:style style:name="P212" style:family="paragraph" style:parent-style-name="Text_20_body">
      <style:text-properties officeooo:rsid="016d33b5" officeooo:paragraph-rsid="016d33b5"/>
    </style:style>
    <style:style style:name="P213" style:family="paragraph" style:parent-style-name="Text_20_body">
      <style:text-properties officeooo:rsid="016ecd9e" officeooo:paragraph-rsid="016ecd9e"/>
    </style:style>
    <style:style style:name="P214" style:family="paragraph" style:parent-style-name="Text_20_body">
      <style:text-properties officeooo:rsid="01719a66" officeooo:paragraph-rsid="016ee133"/>
    </style:style>
    <style:style style:name="P215" style:family="paragraph" style:parent-style-name="Text_20_body">
      <style:text-properties officeooo:rsid="01739a60" officeooo:paragraph-rsid="01739a60"/>
    </style:style>
    <style:style style:name="P216" style:family="paragraph" style:parent-style-name="Text_20_body" style:list-style-name="L24">
      <style:text-properties officeooo:rsid="01739a60" officeooo:paragraph-rsid="01739a60"/>
    </style:style>
    <style:style style:name="P217" style:family="paragraph" style:parent-style-name="Text_20_body" style:list-style-name="L24">
      <style:text-properties officeooo:rsid="01743941" officeooo:paragraph-rsid="01743941"/>
    </style:style>
    <style:style style:name="P218" style:family="paragraph" style:parent-style-name="Text_20_body" style:list-style-name="L24">
      <style:text-properties officeooo:rsid="01743f71" officeooo:paragraph-rsid="01743f71"/>
    </style:style>
    <style:style style:name="P219" style:family="paragraph" style:parent-style-name="Text_20_body">
      <style:text-properties officeooo:rsid="01743f71" officeooo:paragraph-rsid="01743f71"/>
    </style:style>
    <style:style style:name="P220" style:family="paragraph" style:parent-style-name="Text_20_body">
      <style:text-properties officeooo:rsid="0175fb50" officeooo:paragraph-rsid="0175fb50"/>
    </style:style>
    <style:style style:name="P221" style:family="paragraph" style:parent-style-name="Text_20_body">
      <style:text-properties officeooo:rsid="01777d5d" officeooo:paragraph-rsid="01777d5d"/>
    </style:style>
    <style:style style:name="P222" style:family="paragraph" style:parent-style-name="Text_20_body">
      <style:text-properties officeooo:paragraph-rsid="0179d510"/>
    </style:style>
    <style:style style:name="P223" style:family="paragraph" style:parent-style-name="Text_20_body">
      <style:text-properties officeooo:paragraph-rsid="017c40f6"/>
    </style:style>
    <style:style style:name="P224" style:family="paragraph" style:parent-style-name="Text_20_body">
      <style:text-properties officeooo:paragraph-rsid="017cfffc"/>
    </style:style>
    <style:style style:name="P225" style:family="paragraph" style:parent-style-name="Text_20_body">
      <style:text-properties officeooo:paragraph-rsid="0180c8d8"/>
    </style:style>
    <style:style style:name="P226" style:family="paragraph" style:parent-style-name="Text_20_body">
      <style:text-properties officeooo:paragraph-rsid="0184a2e0"/>
    </style:style>
    <style:style style:name="P227" style:family="paragraph" style:parent-style-name="Text_20_body">
      <style:text-properties officeooo:paragraph-rsid="0184d526"/>
    </style:style>
    <style:style style:name="P228" style:family="paragraph" style:parent-style-name="Text_20_body">
      <style:text-properties officeooo:paragraph-rsid="01869bd5"/>
    </style:style>
    <style:style style:name="P229" style:family="paragraph" style:parent-style-name="Text_20_body">
      <style:text-properties officeooo:paragraph-rsid="01883e30"/>
    </style:style>
    <style:style style:name="P230" style:family="paragraph" style:parent-style-name="Text_20_body">
      <style:text-properties officeooo:paragraph-rsid="0189c2f4"/>
    </style:style>
    <style:style style:name="P231" style:family="paragraph" style:parent-style-name="Text_20_body">
      <style:text-properties officeooo:paragraph-rsid="018b306b"/>
    </style:style>
    <style:style style:name="P232" style:family="paragraph" style:parent-style-name="Text_20_body">
      <style:text-properties officeooo:paragraph-rsid="0190d1c0"/>
    </style:style>
    <style:style style:name="P233" style:family="paragraph" style:parent-style-name="Text_20_body">
      <style:text-properties officeooo:paragraph-rsid="0192d19e"/>
    </style:style>
    <style:style style:name="P234" style:family="paragraph" style:parent-style-name="Text_20_body">
      <style:text-properties officeooo:paragraph-rsid="0194ad33"/>
    </style:style>
    <style:style style:name="P235" style:family="paragraph" style:parent-style-name="Text_20_body">
      <style:text-properties officeooo:paragraph-rsid="0196a1af"/>
    </style:style>
    <style:style style:name="P236" style:family="paragraph" style:parent-style-name="Text_20_body">
      <style:text-properties officeooo:paragraph-rsid="0197fe0c"/>
    </style:style>
    <style:style style:name="P237" style:family="paragraph" style:parent-style-name="Text_20_body">
      <style:text-properties officeooo:paragraph-rsid="0199dc07"/>
    </style:style>
    <style:style style:name="P238" style:family="paragraph" style:parent-style-name="Text_20_body">
      <style:text-properties officeooo:paragraph-rsid="019b991f"/>
    </style:style>
    <style:style style:name="P239" style:family="paragraph" style:parent-style-name="Text_20_body">
      <style:text-properties officeooo:paragraph-rsid="019c368b"/>
    </style:style>
    <style:style style:name="P240" style:family="paragraph" style:parent-style-name="Text_20_body">
      <style:text-properties officeooo:paragraph-rsid="019e2bfa"/>
    </style:style>
    <style:style style:name="P241" style:family="paragraph" style:parent-style-name="Text_20_body">
      <style:text-properties officeooo:paragraph-rsid="019feae3"/>
    </style:style>
    <style:style style:name="P242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243" style:family="paragraph" style:parent-style-name="Heading_20_2">
      <style:text-properties officeooo:rsid="009c8810"/>
    </style:style>
    <style:style style:name="P244" style:family="paragraph" style:parent-style-name="Heading_20_2">
      <style:text-properties officeooo:rsid="00a06ed7"/>
    </style:style>
    <style:style style:name="P245" style:family="paragraph" style:parent-style-name="Heading_20_2">
      <style:text-properties officeooo:rsid="00b22a61"/>
    </style:style>
    <style:style style:name="P246" style:family="paragraph" style:parent-style-name="Heading_20_2">
      <style:text-properties officeooo:rsid="00bf27b0"/>
    </style:style>
    <style:style style:name="P247" style:family="paragraph" style:parent-style-name="Heading_20_2">
      <style:text-properties officeooo:rsid="00c3f32f"/>
    </style:style>
    <style:style style:name="P248" style:family="paragraph" style:parent-style-name="Heading_20_2">
      <style:text-properties fo:font-style="normal" officeooo:rsid="00c813a2" style:font-style-asian="normal" style:font-style-complex="normal"/>
    </style:style>
    <style:style style:name="P249" style:family="paragraph" style:parent-style-name="Heading_20_2">
      <style:text-properties officeooo:rsid="00d0c9f1"/>
    </style:style>
    <style:style style:name="P250" style:family="paragraph" style:parent-style-name="Heading_20_2">
      <style:text-properties officeooo:rsid="00d28ae7"/>
    </style:style>
    <style:style style:name="P251" style:family="paragraph" style:parent-style-name="Heading_20_2">
      <style:text-properties officeooo:rsid="01073373"/>
    </style:style>
    <style:style style:name="P252" style:family="paragraph" style:parent-style-name="Heading_20_2">
      <style:text-properties officeooo:rsid="0117b9f7"/>
    </style:style>
    <style:style style:name="P253" style:family="paragraph" style:parent-style-name="Heading_20_2">
      <style:text-properties officeooo:rsid="012e9e6b"/>
    </style:style>
    <style:style style:name="P254" style:family="paragraph" style:parent-style-name="Heading_20_2">
      <style:text-properties officeooo:rsid="01739a60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italic" officeooo:rsid="0179d510" style:font-style-asian="italic" style:font-style-complex="italic"/>
    </style:style>
    <style:style style:name="T40" style:family="text">
      <style:text-properties fo:font-style="italic" officeooo:rsid="017c40f6" style:font-style-asian="italic" style:font-style-complex="italic"/>
    </style:style>
    <style:style style:name="T41" style:family="text">
      <style:text-properties fo:font-style="normal" officeooo:rsid="00c65e4d" style:font-style-asian="normal" style:font-style-complex="normal"/>
    </style:style>
    <style:style style:name="T42" style:family="text">
      <style:text-properties fo:font-style="normal" officeooo:rsid="00c69ff3" style:font-style-asian="normal" style:font-style-complex="normal"/>
    </style:style>
    <style:style style:name="T43" style:family="text">
      <style:text-properties fo:font-style="normal" officeooo:rsid="00c8d2ac" style:font-style-asian="normal" style:font-style-complex="normal"/>
    </style:style>
    <style:style style:name="T44" style:family="text">
      <style:text-properties fo:font-style="normal" officeooo:rsid="00c9975d" style:font-style-asian="normal" style:font-style-complex="normal"/>
    </style:style>
    <style:style style:name="T45" style:family="text">
      <style:text-properties fo:font-style="normal" officeooo:rsid="00ca7e72" style:font-style-asian="normal" style:font-style-complex="normal"/>
    </style:style>
    <style:style style:name="T46" style:family="text">
      <style:text-properties fo:font-style="normal" officeooo:rsid="00cb9e4c" style:font-style-asian="normal" style:font-style-complex="normal"/>
    </style:style>
    <style:style style:name="T47" style:family="text">
      <style:text-properties fo:font-style="normal" officeooo:rsid="00cd2c76" style:font-style-asian="normal" style:font-style-complex="normal"/>
    </style:style>
    <style:style style:name="T48" style:family="text">
      <style:text-properties officeooo:rsid="00cea4c7"/>
    </style:style>
    <style:style style:name="T49" style:family="text">
      <style:text-properties officeooo:rsid="00d0c9f1"/>
    </style:style>
    <style:style style:name="T50" style:family="text">
      <style:text-properties officeooo:rsid="00d28ae7"/>
    </style:style>
    <style:style style:name="T51" style:family="text">
      <style:text-properties officeooo:rsid="00d520cf"/>
    </style:style>
    <style:style style:name="T52" style:family="text">
      <style:text-properties officeooo:rsid="00d6af22"/>
    </style:style>
    <style:style style:name="T53" style:family="text">
      <style:text-properties officeooo:rsid="00d6d62e"/>
    </style:style>
    <style:style style:name="T54" style:family="text">
      <style:text-properties officeooo:rsid="00d8d4ed"/>
    </style:style>
    <style:style style:name="T55" style:family="text">
      <style:text-properties officeooo:rsid="00daaab3"/>
    </style:style>
    <style:style style:name="T56" style:family="text">
      <style:text-properties officeooo:rsid="00dbcd1c"/>
    </style:style>
    <style:style style:name="T57" style:family="text">
      <style:text-properties officeooo:rsid="00dcc510"/>
    </style:style>
    <style:style style:name="T58" style:family="text">
      <style:text-properties officeooo:rsid="00dd5eb6"/>
    </style:style>
    <style:style style:name="T59" style:family="text">
      <style:text-properties officeooo:rsid="00de2fd6"/>
    </style:style>
    <style:style style:name="T60" style:family="text">
      <style:text-properties officeooo:rsid="00df8487"/>
    </style:style>
    <style:style style:name="T61" style:family="text">
      <style:text-properties officeooo:rsid="00e14dbc"/>
    </style:style>
    <style:style style:name="T62" style:family="text">
      <style:text-properties officeooo:rsid="00e25c83"/>
    </style:style>
    <style:style style:name="T63" style:family="text">
      <style:text-properties officeooo:rsid="00e4483c"/>
    </style:style>
    <style:style style:name="T64" style:family="text">
      <style:text-properties officeooo:rsid="00e46a91"/>
    </style:style>
    <style:style style:name="T65" style:family="text">
      <style:text-properties officeooo:rsid="00ea6149"/>
    </style:style>
    <style:style style:name="T66" style:family="text">
      <style:text-properties officeooo:rsid="00ea79fc"/>
    </style:style>
    <style:style style:name="T67" style:family="text">
      <style:text-properties officeooo:rsid="00ec4feb"/>
    </style:style>
    <style:style style:name="T68" style:family="text">
      <style:text-properties officeooo:rsid="00ed2856"/>
    </style:style>
    <style:style style:name="T69" style:family="text">
      <style:text-properties officeooo:rsid="00ee2da3"/>
    </style:style>
    <style:style style:name="T70" style:family="text">
      <style:text-properties officeooo:rsid="00ef971e"/>
    </style:style>
    <style:style style:name="T71" style:family="text">
      <style:text-properties officeooo:rsid="00f0500c"/>
    </style:style>
    <style:style style:name="T72" style:family="text">
      <style:text-properties officeooo:rsid="00f2332d"/>
    </style:style>
    <style:style style:name="T73" style:family="text">
      <style:text-properties officeooo:rsid="00f3364e"/>
    </style:style>
    <style:style style:name="T74" style:family="text">
      <style:text-properties officeooo:rsid="00f522cc"/>
    </style:style>
    <style:style style:name="T75" style:family="text">
      <style:text-properties officeooo:rsid="00f6f8af"/>
    </style:style>
    <style:style style:name="T76" style:family="text">
      <style:text-properties officeooo:rsid="00f7725f"/>
    </style:style>
    <style:style style:name="T77" style:family="text">
      <style:text-properties officeooo:rsid="00f807c1"/>
    </style:style>
    <style:style style:name="T78" style:family="text">
      <style:text-properties officeooo:rsid="00f85986"/>
    </style:style>
    <style:style style:name="T79" style:family="text">
      <style:text-properties officeooo:rsid="00f9b412"/>
    </style:style>
    <style:style style:name="T80" style:family="text">
      <style:text-properties officeooo:rsid="00fbae64"/>
    </style:style>
    <style:style style:name="T81" style:family="text">
      <style:text-properties officeooo:rsid="00fda001"/>
    </style:style>
    <style:style style:name="T82" style:family="text">
      <style:text-properties officeooo:rsid="00fe9477"/>
    </style:style>
    <style:style style:name="T83" style:family="text">
      <style:text-properties officeooo:rsid="0101dfbc"/>
    </style:style>
    <style:style style:name="T84" style:family="text">
      <style:text-properties officeooo:rsid="01039c15"/>
    </style:style>
    <style:style style:name="T85" style:family="text">
      <style:text-properties officeooo:rsid="010506bd"/>
    </style:style>
    <style:style style:name="T86" style:family="text">
      <style:text-properties officeooo:rsid="0108c2a9"/>
    </style:style>
    <style:style style:name="T87" style:family="text">
      <style:text-properties officeooo:rsid="0108eece"/>
    </style:style>
    <style:style style:name="T88" style:family="text">
      <style:text-properties officeooo:rsid="010db195"/>
    </style:style>
    <style:style style:name="T89" style:family="text">
      <style:text-properties officeooo:rsid="010de44c"/>
    </style:style>
    <style:style style:name="T90" style:family="text">
      <style:text-properties officeooo:rsid="010e055d"/>
    </style:style>
    <style:style style:name="T91" style:family="text">
      <style:text-properties officeooo:rsid="01104c0a"/>
    </style:style>
    <style:style style:name="T92" style:family="text">
      <style:text-properties officeooo:rsid="01119397"/>
    </style:style>
    <style:style style:name="T93" style:family="text">
      <style:text-properties officeooo:rsid="0115c89b"/>
    </style:style>
    <style:style style:name="T94" style:family="text">
      <style:text-properties officeooo:rsid="0117b9f7"/>
    </style:style>
    <style:style style:name="T95" style:family="text">
      <style:text-properties officeooo:rsid="011aec79"/>
    </style:style>
    <style:style style:name="T96" style:family="text">
      <style:text-properties officeooo:rsid="011de01d"/>
    </style:style>
    <style:style style:name="T97" style:family="text">
      <style:text-properties officeooo:rsid="011fbb50"/>
    </style:style>
    <style:style style:name="T98" style:family="text">
      <style:text-properties officeooo:rsid="0120f96d"/>
    </style:style>
    <style:style style:name="T99" style:family="text">
      <style:text-properties officeooo:rsid="01212813"/>
    </style:style>
    <style:style style:name="T100" style:family="text">
      <style:text-properties officeooo:rsid="012264cc"/>
    </style:style>
    <style:style style:name="T101" style:family="text">
      <style:text-properties officeooo:rsid="0123e403"/>
    </style:style>
    <style:style style:name="T102" style:family="text">
      <style:text-properties officeooo:rsid="0125aa51"/>
    </style:style>
    <style:style style:name="T103" style:family="text">
      <style:text-properties officeooo:rsid="01269cab"/>
    </style:style>
    <style:style style:name="T104" style:family="text">
      <style:text-properties officeooo:rsid="0128777d"/>
    </style:style>
    <style:style style:name="T105" style:family="text">
      <style:text-properties officeooo:rsid="0129d8b4"/>
    </style:style>
    <style:style style:name="T106" style:family="text">
      <style:text-properties officeooo:rsid="012f54c5"/>
    </style:style>
    <style:style style:name="T107" style:family="text">
      <style:text-properties officeooo:rsid="012fee63"/>
    </style:style>
    <style:style style:name="T108" style:family="text">
      <style:text-properties officeooo:rsid="0130109c"/>
    </style:style>
    <style:style style:name="T109" style:family="text">
      <style:text-properties officeooo:rsid="0130951a"/>
    </style:style>
    <style:style style:name="T110" style:family="text">
      <style:text-properties officeooo:rsid="0131a5ba"/>
    </style:style>
    <style:style style:name="T111" style:family="text">
      <style:text-properties officeooo:rsid="0132db9c"/>
    </style:style>
    <style:style style:name="T112" style:family="text">
      <style:text-properties officeooo:rsid="0133b4ce"/>
    </style:style>
    <style:style style:name="T113" style:family="text">
      <style:text-properties officeooo:rsid="0134e869"/>
    </style:style>
    <style:style style:name="T114" style:family="text">
      <style:text-properties officeooo:rsid="0136e19a"/>
    </style:style>
    <style:style style:name="T115" style:family="text">
      <style:text-properties officeooo:rsid="01375973"/>
    </style:style>
    <style:style style:name="T116" style:family="text">
      <style:text-properties officeooo:rsid="0138bd54"/>
    </style:style>
    <style:style style:name="T117" style:family="text">
      <style:text-properties officeooo:rsid="013aa602"/>
    </style:style>
    <style:style style:name="T118" style:family="text">
      <style:text-properties officeooo:rsid="013b8a9c"/>
    </style:style>
    <style:style style:name="T119" style:family="text">
      <style:text-properties officeooo:rsid="013c46a2"/>
    </style:style>
    <style:style style:name="T120" style:family="text">
      <style:text-properties officeooo:rsid="013ccf01"/>
    </style:style>
    <style:style style:name="T121" style:family="text">
      <style:text-properties officeooo:rsid="0144defb"/>
    </style:style>
    <style:style style:name="T122" style:family="text">
      <style:text-properties officeooo:rsid="0146be8b"/>
    </style:style>
    <style:style style:name="T123" style:family="text">
      <style:text-properties officeooo:rsid="01480b9a"/>
    </style:style>
    <style:style style:name="T124" style:family="text">
      <style:text-properties officeooo:rsid="0149d622"/>
    </style:style>
    <style:style style:name="T125" style:family="text">
      <style:text-properties officeooo:rsid="014b9b52"/>
    </style:style>
    <style:style style:name="T126" style:family="text">
      <style:text-properties officeooo:rsid="014bf62a"/>
    </style:style>
    <style:style style:name="T127" style:family="text">
      <style:text-properties officeooo:rsid="014d5ad4"/>
    </style:style>
    <style:style style:name="T128" style:family="text">
      <style:text-properties officeooo:rsid="014ec535"/>
    </style:style>
    <style:style style:name="T129" style:family="text">
      <style:text-properties officeooo:rsid="014ed511"/>
    </style:style>
    <style:style style:name="T130" style:family="text">
      <style:text-properties officeooo:rsid="0152fde4"/>
    </style:style>
    <style:style style:name="T131" style:family="text">
      <style:text-properties officeooo:rsid="01546258"/>
    </style:style>
    <style:style style:name="T132" style:family="text">
      <style:text-properties officeooo:rsid="0156a47b"/>
    </style:style>
    <style:style style:name="T133" style:family="text">
      <style:text-properties officeooo:rsid="0156d3f7"/>
    </style:style>
    <style:style style:name="T134" style:family="text">
      <style:text-properties officeooo:rsid="0158d322"/>
    </style:style>
    <style:style style:name="T135" style:family="text">
      <style:text-properties officeooo:rsid="0159c192"/>
    </style:style>
    <style:style style:name="T136" style:family="text">
      <style:text-properties officeooo:rsid="01629900"/>
    </style:style>
    <style:style style:name="T137" style:family="text">
      <style:text-properties officeooo:rsid="01640caf"/>
    </style:style>
    <style:style style:name="T138" style:family="text">
      <style:text-properties officeooo:rsid="01647ad2"/>
    </style:style>
    <style:style style:name="T139" style:family="text">
      <style:text-properties officeooo:rsid="016487fd"/>
    </style:style>
    <style:style style:name="T140" style:family="text">
      <style:text-properties officeooo:rsid="0165681a"/>
    </style:style>
    <style:style style:name="T141" style:family="text">
      <style:text-properties officeooo:rsid="0165e82e"/>
    </style:style>
    <style:style style:name="T142" style:family="text">
      <style:text-properties officeooo:rsid="0169b507"/>
    </style:style>
    <style:style style:name="T143" style:family="text">
      <style:text-properties officeooo:rsid="0169ccde"/>
    </style:style>
    <style:style style:name="T144" style:family="text">
      <style:text-properties officeooo:rsid="016a2889"/>
    </style:style>
    <style:style style:name="T145" style:family="text">
      <style:text-properties officeooo:rsid="016aeafe"/>
    </style:style>
    <style:style style:name="T146" style:family="text">
      <style:text-properties officeooo:rsid="016ee133"/>
    </style:style>
    <style:style style:name="T147" style:family="text">
      <style:text-properties officeooo:rsid="0170c5fc"/>
    </style:style>
    <style:style style:name="T148" style:family="text">
      <style:text-properties officeooo:rsid="01719a66"/>
    </style:style>
    <style:style style:name="T149" style:family="text">
      <style:text-properties officeooo:rsid="017972bc"/>
    </style:style>
    <style:style style:name="T150" style:family="text">
      <style:text-properties officeooo:rsid="0179d510"/>
    </style:style>
    <style:style style:name="T151" style:family="text">
      <style:text-properties officeooo:rsid="017b6c45"/>
    </style:style>
    <style:style style:name="T152" style:family="text">
      <style:text-properties officeooo:rsid="017c40f6"/>
    </style:style>
    <style:style style:name="T153" style:family="text">
      <style:text-properties officeooo:rsid="017cfffc"/>
    </style:style>
    <style:style style:name="T154" style:family="text">
      <style:text-properties officeooo:rsid="017e8075"/>
    </style:style>
    <style:style style:name="T155" style:family="text">
      <style:text-properties officeooo:rsid="0180c8d8"/>
    </style:style>
    <style:style style:name="T156" style:family="text">
      <style:text-properties officeooo:rsid="0182355f"/>
    </style:style>
    <style:style style:name="T157" style:family="text">
      <style:text-properties officeooo:rsid="0182bc26"/>
    </style:style>
    <style:style style:name="T158" style:family="text">
      <style:text-properties officeooo:rsid="0184a2e0"/>
    </style:style>
    <style:style style:name="T159" style:family="text">
      <style:text-properties officeooo:rsid="0184d526"/>
    </style:style>
    <style:style style:name="T160" style:family="text">
      <style:text-properties officeooo:rsid="01869bd5"/>
    </style:style>
    <style:style style:name="T161" style:family="text">
      <style:text-properties officeooo:rsid="01883e30"/>
    </style:style>
    <style:style style:name="T162" style:family="text">
      <style:text-properties officeooo:rsid="0189c2f4"/>
    </style:style>
    <style:style style:name="T163" style:family="text">
      <style:text-properties officeooo:rsid="018b306b"/>
    </style:style>
    <style:style style:name="T164" style:family="text">
      <style:text-properties officeooo:rsid="018c8546"/>
    </style:style>
    <style:style style:name="T165" style:family="text">
      <style:text-properties officeooo:rsid="018d75c0"/>
    </style:style>
    <style:style style:name="T166" style:family="text">
      <style:text-properties officeooo:rsid="0190d1c0"/>
    </style:style>
    <style:style style:name="T167" style:family="text">
      <style:text-properties officeooo:rsid="0192d19e"/>
    </style:style>
    <style:style style:name="T168" style:family="text">
      <style:text-properties officeooo:rsid="0194ad33"/>
    </style:style>
    <style:style style:name="T169" style:family="text">
      <style:text-properties officeooo:rsid="0196a1af"/>
    </style:style>
    <style:style style:name="T170" style:family="text">
      <style:text-properties officeooo:rsid="0197fe0c"/>
    </style:style>
    <style:style style:name="T171" style:family="text">
      <style:text-properties officeooo:rsid="0199dc07"/>
    </style:style>
    <style:style style:name="T172" style:family="text">
      <style:text-properties officeooo:rsid="019b991f"/>
    </style:style>
    <style:style style:name="T173" style:family="text">
      <style:text-properties officeooo:rsid="019c368b"/>
    </style:style>
    <style:style style:name="T174" style:family="text">
      <style:text-properties officeooo:rsid="019e2bfa"/>
    </style:style>
    <style:style style:name="T175" style:family="text">
      <style:text-properties officeooo:rsid="019feae3"/>
    </style:style>
    <style:style style:name="T176" style:family="text">
      <style:text-properties officeooo:rsid="01a068d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2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5">Актив. Имущество организации</text:p>
          </table:table-cell>
          <table:table-cell table:style-name="Таблица1.B1" office:value-type="string">
            <text:p text:style-name="P115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115"/>
          </table:table-cell>
          <table:table-cell table:style-name="Таблица1.B2" office:value-type="string">
            <text:p text:style-name="P115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15">Баланс:</text:p>
          </table:table-cell>
          <table:table-cell table:style-name="Таблица1.B2" office:value-type="string">
            <text:p text:style-name="P115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6">Актив.</text:p>
          </table:table-cell>
          <table:table-cell table:style-name="Таблица2.B1" office:value-type="string">
            <text:p text:style-name="P116">Пассив.</text:p>
          </table:table-cell>
        </table:table-row>
        <table:table-row>
          <table:table-cell table:style-name="Таблица2.A2" office:value-type="string">
            <text:p text:style-name="P116">1) Внеоборотные активы: <text:s text:c="3"/>ххх</text:p>
          </table:table-cell>
          <table:table-cell table:style-name="Таблица2.B2" office:value-type="string">
            <text:p text:style-name="P114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116">2) Оборотные активы: <text:s text:c="9"/>ххх</text:p>
          </table:table-cell>
          <table:table-cell table:style-name="Таблица2.B2" office:value-type="string">
            <text:p text:style-name="P117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117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117">Баланс:</text:p>
          </table:table-cell>
          <table:table-cell table:style-name="Таблица2.B2" office:value-type="string">
            <text:p text:style-name="P117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243" text:outline-level="2">Виды бухгалтерского баланса.</text:h>
      <text:p text:style-name="P11">Классификация по времени составления.</text:p>
      <text:list xml:id="list14835599732" text:style-name="L1">
        <text:list-item>
          <text:p text:style-name="P131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131">Текущий баланс. Составляется периодически, бывает начальным, промежуточным, заключительным.</text:p>
        </text:list-item>
        <text:list-item>
          <text:p text:style-name="P131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16872095811" text:style-name="L2">
        <text:list-item>
          <text:p text:style-name="P132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132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132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1027957741" text:style-name="L3">
        <text:list-item>
          <text:p text:style-name="P133">Единичный баланс. Характеризует деятельность только одного предприятия. </text:p>
        </text:list-item>
        <text:list-item>
          <text:p text:style-name="P134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135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1855161261" text:style-name="L4">
        <text:list-item>
          <text:p text:style-name="P136">Самостоятельный баланс. Его имеют хоз субъекты, наделённые правами юридического лица.</text:p>
        </text:list-item>
        <text:list-item>
          <text:p text:style-name="P136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7913774341" text:style-name="L5">
        <text:list-item>
          <text:p text:style-name="P137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138">Баланс-нетто. Исключает регулирующие статьи. Пример — бухгалтерский баланс.</text:p>
        </text:list-item>
      </text:list>
      <text:p text:style-name="P14"/>
      <text:h text:style-name="P244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8">Актив</text:p>
          </table:table-cell>
          <table:table-cell table:style-name="Таблица3.B1" office:value-type="string">
            <text:p text:style-name="P118">Пассив </text:p>
          </table:table-cell>
        </table:table-row>
        <table:table-row>
          <table:table-cell table:style-name="Таблица3.A2" office:value-type="string">
            <text:p text:style-name="P119">Материалы. <text:s text:c="8"/>| <text:s/>50</text:p>
          </table:table-cell>
          <table:table-cell table:style-name="Таблица3.B2" office:value-type="string">
            <text:p text:style-name="P119">Уставный капитал. <text:s/>10</text:p>
          </table:table-cell>
        </table:table-row>
        <table:table-row>
          <table:table-cell table:style-name="Таблица3.A2" office:value-type="string">
            <text:p text:style-name="P119">Касса. <text:s text:c="19"/>| 10</text:p>
          </table:table-cell>
          <table:table-cell table:style-name="Таблица3.B2" office:value-type="string">
            <text:p text:style-name="P119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119">Расчётный счёт. | 40</text:p>
          </table:table-cell>
          <table:table-cell table:style-name="Таблица3.B2" office:value-type="string">
            <text:p text:style-name="P119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119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119">Баланс. <text:s text:c="16"/>| 100</text:p>
          </table:table-cell>
          <table:table-cell table:style-name="Таблица3.B2" office:value-type="string">
            <text:p text:style-name="P119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122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120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14024105371" text:style-name="L6">
        <text:list-item>
          <text:p text:style-name="P139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139">По балансу: счета (статьи) расположены в активной части баланса.</text:p>
        </text:list-item>
        <text:list-item>
          <text:p text:style-name="P139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120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8055499871" text:style-name="L7">
        <text:list-item>
          <text:p text:style-name="P140">экономическому содержанию. То есть счета отражают учёт имущества по источникам его образования.</text:p>
        </text:list-item>
        <text:list-item>
          <text:p text:style-name="P140">По балансу. Счета (статьи) расположены в пассивной части баланса. </text:p>
        </text:list-item>
        <text:list-item>
          <text:p text:style-name="P140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120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121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245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9140929111" text:style-name="L8">
        <text:list-item>
          <text:p text:style-name="P141"><text:soft-page-break/>экономический смысл хозяйственной опрерации. </text:p>
        </text:list-item>
        <text:list-item>
          <text:p text:style-name="P141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141">Какие счета участвуют в отражении суммы по данной операции. Номер и наименование. </text:p>
        </text:list-item>
        <text:list-item>
          <text:p text:style-name="P141">Какие это счета: активные или пассивные. </text:p>
        </text:list-item>
        <text:list-item>
          <text:p text:style-name="P141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6362768451" text:style-name="L9">
        <text:list-item>
          <text:p text:style-name="P142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143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6504234191" text:style-name="L10">
        <text:list-item>
          <text:p text:style-name="P144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144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144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2164138026" text:style-name="L11">
        <text:list-item>
          <text:p text:style-name="P145"><text:soft-page-break/>Счёт 10 «материалы»</text:p>
          <text:list>
            <text:list-item>
              <text:p text:style-name="P145">10/1 «сырьё и материалы»</text:p>
              <text:list>
                <text:list-item>
                  <text:p text:style-name="P145">Сталь</text:p>
                </text:list-item>
                <text:list-item>
                  <text:p text:style-name="P145">Чугун</text:p>
                </text:list-item>
                <text:list-item>
                  <text:p text:style-name="P145">Уран</text:p>
                </text:list-item>
                <text:list-item>
                  <text:p text:style-name="P145">т. д. </text:p>
                </text:list-item>
              </text:list>
            </text:list-item>
            <text:list-item>
              <text:p text:style-name="P145">10/3 «топливо»</text:p>
              <text:list>
                <text:list-item>
                  <text:p text:style-name="P146">Бензин</text:p>
                </text:list-item>
                <text:list-item>
                  <text:p text:style-name="P146">Газ</text:p>
                </text:list-item>
              </text:list>
            </text:list-item>
            <text:list-item>
              <text:p text:style-name="P146">10/4 «тара и тарные материалы» (10 счёт, 4-й субсчёт)</text:p>
              <text:list>
                <text:list-item>
                  <text:p text:style-name="P146">Тара деревянная</text:p>
                </text:list-item>
                <text:list-item>
                  <text:p text:style-name="P146">Тара пластиковая</text:p>
                </text:list-item>
                <text:list-item>
                  <text:p text:style-name="P146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123" text:outline-level="1">Лекция 5.</text:h>
      <text:p text:style-name="P44"/>
      <text:h text:style-name="P246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47" text:outline-level="2">Классификация счетов БухУчёта</text:h>
      <text:list xml:id="list448797957" text:style-name="L12">
        <text:list-item>
          <text:p text:style-name="P148">Классификация</text:p>
          <text:list>
            <text:list-item>
              <text:p text:style-name="P148">По отношению к бухгалтерскому балансу. </text:p>
              <text:list>
                <text:list-item>
                  <text:p text:style-name="P148">Забалансовые. </text:p>
                </text:list-item>
                <text:list-item>
                  <text:p text:style-name="P148">Балансовые. </text:p>
                  <text:list>
                    <text:list-item>
                      <text:p text:style-name="P148">Активные. Счета хоз средств</text:p>
                    </text:list-item>
                    <text:list-item>
                      <text:p text:style-name="P148"><text:soft-page-break/>пассивные. Источники хоз средств</text:p>
                    </text:list-item>
                    <text:list-item>
                      <text:p text:style-name="P148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148">По степени детализации получаемых показателей.</text:p>
              <text:list>
                <text:list-item>
                  <text:p text:style-name="P148">Аналитические </text:p>
                </text:list-item>
                <text:list-item>
                  <text:p text:style-name="P148">Синтетические</text:p>
                </text:list-item>
              </text:list>
            </text:list-item>
            <text:list-item>
              <text:p text:style-name="P148">По экономическому содержанию</text:p>
              <text:list>
                <text:list-item>
                  <text:p text:style-name="P148">Хозяйтвенные средства (Активные)</text:p>
                </text:list-item>
                <text:list-item>
                  <text:p text:style-name="P148">Источники хозяйственных <text:s/>средств (пассивные)</text:p>
                </text:list-item>
                <text:list-item>
                  <text:p text:style-name="P148">Хозяйственные процессы. (активно-пассивные)</text:p>
                </text:list-item>
              </text:list>
            </text:list-item>
            <text:list-item>
              <text:p text:style-name="P148">В зависимости от назначения и структуры. </text:p>
              <text:list>
                <text:list-item>
                  <text:p text:style-name="P148">Основные </text:p>
                  <text:list>
                    <text:list-item>
                      <text:p text:style-name="P148">Инвернтарные</text:p>
                    </text:list-item>
                    <text:list-item>
                      <text:p text:style-name="P148">фондовые </text:p>
                    </text:list-item>
                    <text:list-item>
                      <text:p text:style-name="P148">Счета расчётов</text:p>
                    </text:list-item>
                  </text:list>
                </text:list-item>
                <text:list-item>
                  <text:p text:style-name="P148">Регулирующие</text:p>
                  <text:list>
                    <text:list-item>
                      <text:p text:style-name="P148">Доолнительные</text:p>
                    </text:list-item>
                    <text:list-item>
                      <text:p text:style-name="P148">Контрарные</text:p>
                    </text:list-item>
                    <text:list-item>
                      <text:p text:style-name="P148">Контрарно-дополнительные</text:p>
                    </text:list-item>
                  </text:list>
                </text:list-item>
                <text:list-item>
                  <text:p text:style-name="P148">Операционные</text:p>
                  <text:list>
                    <text:list-item>
                      <text:p text:style-name="P148">Собирательно-распределительные</text:p>
                    </text:list-item>
                    <text:list-item>
                      <text:p text:style-name="P148">Бюджетно-распределительные</text:p>
                    </text:list-item>
                    <text:list-item>
                      <text:p text:style-name="P148">Калькуляционные</text:p>
                    </text:list-item>
                  </text:list>
                </text:list-item>
                <text:list-item>
                  <text:p text:style-name="P148">Финансово-результатные</text:p>
                  <text:list>
                    <text:list-item>
                      <text:p text:style-name="P148">Сопоставляющие</text:p>
                    </text:list-item>
                    <text:list-item>
                      <text:p text:style-name="P147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124" text:outline-level="1">Понятие формы бухучёта, Счётные записи и учётные регистры.</text:h>
      <text:p text:style-name="P51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41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41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2">И уже результаты </text:span><text:soft-page-break/><text:span text:style-name="T42">фактов хозяйственной жизни за определённый интервал в сгруппированном виде переносятся в бухгалтерскую отчётность. </text:span></text:p>
      <text:p text:style-name="P52"/>
      <text:p text:style-name="P53">Первичн документы → учётные регистры → отчётность бухгалтерская. </text:p>
      <text:p text:style-name="P53"/>
      <text:h text:style-name="P248" text:outline-level="2">Классификация уётных регистров.</text:h>
      <text:list xml:id="list840658133" text:style-name="L13">
        <text:list-item>
          <text:p text:style-name="P152">Материальная основа</text:p>
          <text:list>
            <text:list-item>
              <text:p text:style-name="P152">Бумажные регистры</text:p>
              <text:list>
                <text:list-item>
                  <text:p text:style-name="P152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152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152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152">Безбумажные регистры. </text:p>
              <text:list>
                <text:list-item>
                  <text:p text:style-name="P152">Электронные носители. </text:p>
                </text:list-item>
              </text:list>
            </text:list-item>
          </text:list>
        </text:list-item>
        <text:list-item>
          <text:p text:style-name="P152">Назначение. </text:p>
          <text:list>
            <text:list-item>
              <text:p text:style-name="P149"><text:span text:style-name="T43">Контокоррентные. </text:span><text:span text:style-name="T44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153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150"><text:span text:style-name="T44">Многографные. </text:span><text:span text:style-name="T45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154">По способу группировки. </text:p>
          <text:list>
            <text:list-item>
              <text:p text:style-name="P151"><text:span text:style-name="T46">Хронологические.</text:span><text:span text:style-name="T47"> Фиксируют результат хозяйственой деятельности по мере его возникновения.</text:span></text:p>
            </text:list-item>
            <text:list-item>
              <text:p text:style-name="P151"><text:span text:style-name="T46">Систематические. <text:s/></text:span><text:span text:style-name="T47">Хозяйственные операции группируются по объектам учёта. Кассовая книга, например. </text:span></text:p>
            </text:list-item>
            <text:list-item>
              <text:p text:style-name="P151"><text:span text:style-name="T46">Комбинированные. </text:span><text:span text:style-name="T47">Как хронологические, так и систематические записи. </text:span></text:p>
            </text:list-item>
            <text:list-item>
              <text:p text:style-name="P151"><text:span text:style-name="T46">Синхронистические. </text:span><text:span text:style-name="T47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155">По объёму информации.</text:p>
          <text:list>
            <text:list-item>
              <text:p text:style-name="P155">Синтетические. </text:p>
            </text:list-item>
            <text:list-item>
              <text:p text:style-name="P155">Аналитические. </text:p>
            </text:list-item>
          </text:list>
        </text:list-item>
      </text:list>
      <text:p text:style-name="P51"/>
      <text:p text:style-name="P49"><text:soft-page-break/><text:span text:style-name="T48">Данные учётных регистров согласно фед закону о бух учёте относятся к </text:span><text:span text:style-name="T19">комменческой тайне </text:span><text:span text:style-name="T48">предпирятия. ,</text:span></text:p>
      <text:p text:style-name="P54">Для придания документу юридической силы, первичные документы должны иметь реквизиты:</text:p>
      <text:list xml:id="list1762663735" text:style-name="L14">
        <text:list-item>
          <text:p text:style-name="P156">Наименование. (может быть какая-то форма, тогда код формы).</text:p>
        </text:list-item>
        <text:list-item>
          <text:p text:style-name="P156">Дата составления. </text:p>
        </text:list-item>
        <text:list-item>
          <text:p text:style-name="P156">Номер документа. </text:p>
        </text:list-item>
        <text:list-item>
          <text:p text:style-name="P156">Название и адрес организации. </text:p>
        </text:list-item>
        <text:list-item>
          <text:p text:style-name="P156">Название хозйяственной операции. </text:p>
        </text:list-item>
        <text:list-item>
          <text:p text:style-name="P156">Измерители хозйяственной операции в количественном или стоимостностном отношении.</text:p>
        </text:list-item>
        <text:list-item>
          <text:p text:style-name="P156">Наименование и должности лиц, ответственных за операцию и правильность оформлени.</text:p>
        </text:list-item>
        <text:list-item>
          <text:p text:style-name="P156">Личные подписи и их расшифоровки. </text:p>
        </text:list-item>
        <text:list-item>
          <text:p text:style-name="P156">Другие рекцизиты, определяемые параметрами данной конкретной хозяцственной операции. </text:p>
        </text:list-item>
      </text:list>
      <text:p text:style-name="P54"/>
      <text:h text:style-name="P249" text:outline-level="2">Схема движения документов в организации.</text:h>
      <text:p text:style-name="P50"><text:span text:style-name="T49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50">текущее </text:span><text:span text:style-name="T49">хранение </text:span><text:span text:style-name="T50">→ В зависимости от статуса передаётся либо в государственный архив, либо в архив самой организации. </text:span></text:p>
      <text:p text:style-name="P55"/>
      <text:h text:style-name="P250" text:outline-level="2">Требования к архивированию документов.</text:h>
      <text:list xml:id="list423999706" text:style-name="L15">
        <text:list-item>
          <text:p text:style-name="P157">Документы постоянного и временного сроков хранения группируются в разные папки.</text:p>
        </text:list-item>
        <text:list-item>
          <text:p text:style-name="P157">Подлинники должны быть отделены от копий. Годовые отчёты от квартальных и ежемесячных</text:p>
        </text:list-item>
        <text:list-item>
          <text:p text:style-name="P157">В дело включается не более одного экземпляра каждого документа.</text:p>
        </text:list-item>
        <text:list-item>
          <text:p text:style-name="P157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157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157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158">Дело должно сожержать не больее 250 листов при толщине не более 4 см. </text:p>
        </text:list-item>
        <text:list-item>
          <text:p text:style-name="P158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56"/>
      <text:p text:style-name="P57">Сроки хранения документов бухгалтерских.</text:p>
      <text:p text:style-name="P56"/>
      <text:list xml:id="list494254534" text:style-name="L16">
        <text:list-item>
          <text:p text:style-name="P159">Декларации и налоговые расчёты: </text:p>
          <text:list>
            <text:list-item>
              <text:p text:style-name="P159">годовые постоянного</text:p>
            </text:list-item>
            <text:list-item>
              <text:p text:style-name="P159">Квартальные — 5 лет, </text:p>
            </text:list-item>
            <text:list-item>
              <text:p text:style-name="P159">Месяыные — 1 год.</text:p>
            </text:list-item>
          </text:list>
        </text:list-item>
        <text:list-item>
          <text:p text:style-name="P159">Буз отчёты и балансы:</text:p>
          <text:list>
            <text:list-item>
              <text:p text:style-name="P159">Сводные годовые постоянно</text:p>
            </text:list-item>
            <text:list-item>
              <text:p text:style-name="P159">Годовые постоянно</text:p>
            </text:list-item>
            <text:list-item>
              <text:p text:style-name="P159">Квартальные 5 лет</text:p>
            </text:list-item>
            <text:list-item>
              <text:p text:style-name="P159">месячные 1 год.</text:p>
            </text:list-item>
          </text:list>
        </text:list-item>
        <text:list-item>
          <text:p text:style-name="P159">Первичных документы и приложения к ним — 5 лет</text:p>
        </text:list-item>
        <text:list-item>
          <text:p text:style-name="P161">Бухгалтерских учтные регитсров и оборотных ведомостей – 5 лет</text:p>
        </text:list-item>
        <text:list-item>
          <text:p text:style-name="P160"><text:span text:style-name="T51">Перечни лиц, которое ответственны за подпи</text:span><text:span text:style-name="T52">с</text:span><text:span text:style-name="T51">и </text:span><text:span text:style-name="T52">ставить</text:span><text:span text:style-name="T51"> <text:s/></text:span><text:span text:style-name="T53">за главного бухгалтера </text:span><text:span text:style-name="T51">и всё такое – до замены. Счёт-фактура – документа, который гарантирует выполнение работ.</text:span></text:p>
        </text:list-item>
        <text:list-item>
          <text:p text:style-name="P162">Сроки хранения образцов подписей материально отвесттвеннх лиц — до минования надобности. </text:p>
        </text:list-item>
        <text:list-item>
          <text:p text:style-name="P162">Сроки хранения бухгалтерских документов</text:p>
          <text:list>
            <text:list-item>
              <text:p text:style-name="P162">ценные бумаги – постоянного</text:p>
            </text:list-item>
            <text:list-item>
              <text:p text:style-name="P162">соглашения договоры и тд — 5 лет.</text:p>
            </text:list-item>
            <text:list-item>
              <text:p text:style-name="P162">Документы на основные средства, кассовые документы и тд 5 лет</text:p>
            </text:list-item>
            <text:list-item>
              <text:p text:style-name="P162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58"/>
      <text:p text:style-name="P58"/>
      <text:h text:style-name="Heading_20_2" text:outline-level="2"><text:span text:style-name="T54">Правила исправления записей в учётных регис</text:span><text:span text:style-name="T55">т</text:span><text:span text:style-name="T54">рах.</text:span></text:h>
      <text:p text:style-name="P59">Еть 3 метода исправления записей в учтных регистрах:</text:p>
      <text:list xml:id="list145000076" text:style-name="L17">
        <text:list-item>
          <text:p text:style-name="P163"><text:span text:style-name="T56">Корректурный. </text:span><text:span text:style-name="T57">Применяют для исправления записей в первичных документов, кроме кассовых и банковских, </text:span><text:span text:style-name="T58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9">Зачёркивание неправильного и написание правильного. </text:span></text:p>
        </text:list-item>
        <text:list-item>
          <text:p text:style-name="P163"><text:soft-page-break/><text:span text:style-name="T56">Сторнироваочная проводка. </text:span><text:span text:style-name="T60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164"><text:span text:style-name="T57">Дополнительная проводка. </text:span><text:span text:style-name="T60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60"/>
      <text:p text:style-name="P61">В пятницу встретимся на практику.</text:p>
      <text:p text:style-name="P54"/>
      <text:p text:style-name="P54"/>
      <text:h text:style-name="P125" text:outline-level="1">Учёт денежных средств</text:h>
      <text:p text:style-name="P62"><text:span text:style-name="T61">Денежные средства в предприятии — </text:span><text:span text:style-name="T62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65">Чем выше скорость движения средств. Тем выше эффективность предпринимательской деятельности организации.</text:p>
      <text:p text:style-name="P65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p>
      <text:p text:style-name="P65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p>
      <text:p text:style-name="P65">Искуство упавления деньгами – не накопить много, а оптимизация их запаса. Чтобы к каждому платежу <text:s/>были готовы и сохраняли резервы. </text:p>
      <text:p text:style-name="P63"><text:span text:style-name="T63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4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66"><text:soft-page-break/>Средства в кассе хранятся не более 3 дней. </text:p>
      <text:p text:style-name="P67">Те документы предусматривают :</text:p>
      <text:list xml:id="list641570493" text:style-name="L18">
        <text:list-item>
          <text:p text:style-name="P173">наличие специально оборудованного помещения кассы, с охранной сигнализацией. </text:p>
        </text:list-item>
        <text:list-item>
          <text:p text:style-name="P173">Ведение касовой книги и другиз документов в установленной форме. </text:p>
        </text:list-item>
        <text:list-item>
          <text:p text:style-name="P173">Приём наличных денег при осуществлении расчётов с начелением проводится с применением контрольно-кассовых машин. </text:p>
        </text:list-item>
        <text:list-item>
          <text:p text:style-name="P173">Правительнством РФ есть категории организаций, которые могут без кассы, но это жёсткий перечень. </text:p>
        </text:list-item>
        <text:list-item>
          <text:p text:style-name="P173">Хранение свободных денежных средств в учреждениях банков. </text:p>
        </text:list-item>
        <text:list-item>
          <text:p text:style-name="P173">Расходование наличных денег строго на цели, указанные в чеки. </text:p>
        </text:list-item>
        <text:list-item>
          <text:p text:style-name="P174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p>
        </text:list-item>
        <text:list-item>
          <text:p text:style-name="P175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p>
        </text:list-item>
        <text:list-item>
          <text:p text:style-name="P176">Сохранность денег и доставка до банка должны быть охранены. Если условия не соблюдены, администрация нест ответственность.</text:p>
        </text:list-item>
        <text:list-item>
          <text:p text:style-name="P165"><text:span text:style-name="T65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6">Все формы утверждены и согласованы с министерством финансов РФ.</text:span></text:p>
        </text:list-item>
        <text:list-item>
          <text:p text:style-name="P166"><text:span text:style-name="T67">В кассу наличные деньги поступают с расчётного счтёа в банке, при получении средств выдаётся ековая книжка. </text:span><text:span text:style-name="T68">Чтобы снять сумму, заполняется чек кассиром и руководителем и передаётся банку. </text:span><text:span text:style-name="T69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167"><text:span text:style-name="T69">Приходно-кассовый ордер Форма Ф.№КО-1, подписывается главным бух или уполномоченным лицом. </text:span><text:span text:style-name="T70">Обязательно ставится печать и регитсрация в журнале будет. </text:span><text:span text:style-name="T71">Журнал формы Ф.№КО-3. </text:span></text:p>
        </text:list-item>
        <text:list-item>
          <text:p text:style-name="P168"><text:span text:style-name="T72">Выдаются деньги расходно-кассовым ордером. <text:s/>Ф.№КО-2. </text:span><text:span text:style-name="T73">Также выдаются на базе других ведомостей. </text:span><text:span text:style-name="T74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169"><text:span text:style-name="T75">Приём и выдача денег по кассовым ордерам только в день их составления. </text:span><text:span text:style-name="T76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170"><text:span text:style-name="T77">По истечению срока выдачи (3 дня), напротив фамилии ставится штамп со словом депонировано. <text:s/></text:span><text:span text:style-name="T78">Составляет отдельных реестр депонированных сумм. </text:span><text:span text:style-name="T79">На всю сумму выданных средтв составляется расходно-кассовый ордер. </text:span></text:p>
        </text:list-item>
        <text:list-item>
          <text:p text:style-name="P171"><text:soft-page-break/><text:span text:style-name="T80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81">записи через копирку. В конце рабочего дня подсчитываются итоги опреаций, и отдатёт что-то там куда-то. </text:span><text:span text:style-name="T82">Главбуху, наверон. </text:span></text:p>
        </text:list-item>
        <text:list-item>
          <text:p text:style-name="P172"><text:span text:style-name="T82">Для учёта наличия и движения используется активный счтё</text:span><text:span text:style-name="T83">т</text:span><text:span text:style-name="T82"> 50 «касса». </text:span><text:span text:style-name="T83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177">В определённые руководителем сроки проводится инвентаризация. Они подтверждены актами, излишки уходят в доход органищации. <text:s/>Дт 50 → Кт 91.</text:p>
        </text:list-item>
        <text:list-item>
          <text:p text:style-name="P177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p>
        </text:list-item>
        <text:list-item>
          <text:p text:style-name="P178">Если не могут найти виновного, то такие убытки списываются на финансовые затраты организации. <text:s/>Дт 91-&gt; Кт 94</text:p>
        </text:list-item>
      </text:list>
      <text:p text:style-name="P68"/>
      <text:p text:style-name="P64"><text:span text:style-name="T84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5">Данные денежные документвы учитываются по номинальной стоимости, <text:s/>И там кассир опять ответственен. <text:s/></text:span></text:p>
      <text:p text:style-name="P69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p>
      <text:p text:style-name="P69"/>
      <text:p text:style-name="P69">Пример: если имеем в кассе оплаченные путёвки в санатории, то будет Дт50, 50-3 денежные документы → Кт 50, 50-1 Касса организации. </text:p>
      <text:p text:style-name="P69"/>
      <text:h text:style-name="P251" text:outline-level="2">Учёт денежных средств на расчётных и специальных счетац в банках.</text:h>
      <text:p text:style-name="P70">Все организации обязаны хранить денежные средства на счетах в банках.</text:p>
      <text:p text:style-name="P71">Для открытия расчётного счёта оргазнизация предоставляет </text:p>
      <text:list xml:id="list397704360" text:style-name="L19">
        <text:list-item>
          <text:p text:style-name="P182">заявление об открытии расчтёного счёта</text:p>
        </text:list-item>
        <text:list-item>
          <text:p text:style-name="P182">Копии документов о том, что она поставлена на учёт как оганизация,</text:p>
        </text:list-item>
        <text:list-item>
          <text:p text:style-name="P179"><text:span text:style-name="T86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87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183"><text:soft-page-break/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p>
        </text:list-item>
        <text:list-item>
          <text:p text:style-name="P184">Открытом Р\с присваиватся нормер, который потом указывается на документах. <text:line-break/></text:p>
        </text:list-item>
        <text:list-item>
          <text:p text:style-name="P185">Всё регулируется действующим законодательством. </text:p>
        </text:list-item>
        <text:list-item>
          <text:p text:style-name="P185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p>
        </text:list-item>
        <text:list-item>
          <text:p text:style-name="P186">Списание денежных средств тольк опо распряжению клиента, н опри этом без его слогласия тольк по решеню суда. </text:p>
        </text:list-item>
        <text:list-item>
          <text:p text:style-name="P180"><text:span text:style-name="T88">Списание средств в <text:s/>порядке календарной отч</text:span><text:span text:style-name="T90">ё</text:span><text:span text:style-name="T88">тности, но существют приоритеты. </text:span><text:span text:style-name="T89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187">Во всех платёэных банковских документах указывается все р\с, помарки не допускаются.</text:p>
        </text:list-item>
        <text:list-item>
          <text:p text:style-name="P187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p>
        </text:list-item>
        <text:list-item>
          <text:p text:style-name="P181"><text:span text:style-name="T91">В россии сейчас распространяется форма расчётом — с использованием банковских корпоративных карт. </text:span><text:span text:style-name="T92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188">Есть расчётные – тратим в пределах лимита. Кредитные — сумма в течении 50 рабочих дней, можем пользоваться, если не вернём, то будут проценты. </text:p>
        </text:list-item>
      </text:list>
      <text:p text:style-name="P72"/>
      <text:p text:style-name="P73">О валюте дальше должны бы. </text:p>
      <text:p text:style-name="P74"/>
      <text:p text:style-name="P74"/>
      <text:h text:style-name="Heading_20_1" text:outline-level="1"><text:span text:style-name="T93">Учёт труда и </text:span><text:span text:style-name="T94">расчётов с персоналом</text:span></text:h>
      <text:h text:style-name="P252" text:outline-level="2">Правовые основы организации о оплаты труда в рф</text:h>
      <text:p text:style-name="P82">Зарплата — важнейший и основной источник дохода персонала организации. С её помощью осуществляется контроль за мерой труда и потребления.</text:p>
      <text:p text:style-name="P82">Ей управляется экономика.</text:p>
      <text:p text:style-name="P82"/>
      <text:p text:style-name="P82"><text:soft-page-break/>В конституции РФ есть статьи, полностью посвящённые труду в стране. </text:p>
      <text:p text:style-name="P82">Статья 34. Каждыё имеет право на свободное использование своих способностей и имущества для незапрещённой деятельности. Нельзя монополизировать и недобросовестно конкуриорвать.</text:p>
      <text:p text:style-name="P82">Статья 37. Трд свободен, и мы <text:s/>можем сами распоряжаться всем, что имеет. Принудиловки нет. Вознаграждение будет каждому, не ниже минимального месячного размера оплыаты труда. И есть защита от безработицы.</text:p>
      <text:p text:style-name="P82">Статья ??, Каждый имеет право на отдых. Гарантируется продолжительность какая-то, отпуск оплачиваемый и тд.</text:p>
      <text:p text:style-name="P82">Статья 39. Каждый <text:s/>получает социальное обеспечение по выходуна пенсии, болезни ит тд.</text:p>
      <text:p text:style-name="P82"/>
      <text:p text:style-name="P82">Основной законодательный документ – ТК РФ. </text:p>
      <text:p text:style-name="P82">Выполнение установленных правил обязательно для всех руководителей и работников. </text:p>
      <text:p text:style-name="P82"/>
      <text:p text:style-name="P82">Есть ещё куча документов разных по оплате труда документов. </text:p>
      <text:list xml:id="list875600762" text:style-name="L20">
        <text:list-item>
          <text:p text:style-name="P189">Гражданский кодекс РФ, например. По договорам гражданско-правового характера. Статья 746. 735, 781 и тд. </text:p>
        </text:list-item>
        <text:list-item>
          <text:p text:style-name="P189">Положение о чём-то там, продукции и порядке формировании финансовые результатов и чего-то ещё. Положение о составе затрад о производстве и реализации продукции, включаемых в себестоимость продукции и о порядке формирования фин..... </text:p>
        </text:list-item>
        <text:list-item>
          <text:p text:style-name="P189">Инструкции госкомстата россии о составе фонза заработной платы и выплат социального хараектера. </text:p>
        </text:list-item>
      </text:list>
      <text:p text:style-name="P82"/>
      <text:h text:style-name="P252" text:outline-level="2">Документальное оформление учёта, численности, отработанного времени и выработки.</text:h>
      <text:p text:style-name="P82">Всё должно быть документарльно офомлено. Это и про зп. </text:p>
      <text:p text:style-name="P82">Первичные документы какие? </text:p>
      <text:p text:style-name="P82">Первичный учёт численности персонала на документах:</text:p>
      <text:list xml:id="list2088803659" text:style-name="L21">
        <text:list-item>
          <text:p text:style-name="P190">Приказ (распоряжение) о приёме на работу. Форма №Т-1. Это основание для приёма на работу. </text:p>
        </text:list-item>
        <text:list-item>
          <text:p text:style-name="P191"><text:span text:style-name="T94">На основании этого приказа лицо, ответственное за учёт личного состава работников заполняет на каждого вновь принятого сотрудника личную карточку. <text:s/></text:span><text:span text:style-name="T95">Форма №Т-2. Там личные данные, награды, образование и тд. </text:span></text:p>
        </text:list-item>
        <text:list-item>
          <text:p text:style-name="P194">Запись в трудовой книжке.</text:p>
        </text:list-item>
        <text:list-item>
          <text:p text:style-name="P194">После этого в бухгалтерии открывается лицевой счёт на этого сотрудника. </text:p>
        </text:list-item>
        <text:list-item>
          <text:p text:style-name="P195">Прказ о переводе на другую работу, Форма Т-5</text:p>
        </text:list-item>
        <text:list-item>
          <text:p text:style-name="P196"><text:soft-page-break/>Есть приказ о предоставлении отпуска, Форма Т-6. Не только отпуск обычные, но и без сохранения зп; без объяснения причин на 3 дня. </text:p>
        </text:list-item>
        <text:list-item>
          <text:p text:style-name="P192"><text:span text:style-name="T96">Надоело работать, нашёл другую работу. Приказ о прекращении трудового контракта Т-8. </text:span><text:span text:style-name="T97">На основании его бухгалтерия производит окончательный отчёт с работкиком.</text:span></text:p>
        </text:list-item>
        <text:list-item>
          <text:p text:style-name="P193"><text:span text:style-name="T98">Табель учёта рабочего времени ведётся. Форма Т-12. </text:span><text:span text:style-name="T99">Фикситует использование рабочего времени всеми.</text:span></text:p>
        </text:list-item>
      </text:list>
      <text:p text:style-name="P83"/>
      <text:p text:style-name="P75"><text:span text:style-name="T99">Важнейший показатель – нормы труда, установленные в соответствии и чем-то там. <text:s/></text:span><text:span text:style-name="T100">Техника организации труда, что ли. <text:s/></text:span><text:span text:style-name="T101">Достигнутый уровень технологии.</text:span></text:p>
      <text:p text:style-name="P84">Предусмотреы такие нормы труда:</text:p>
      <text:p text:style-name="P128">1) норма выработки. <text:s/>Количество продукции, которое работник (группа работников ) определённой квалификации должен произвести в единицу рабочего времени.</text:p>
      <text:p text:style-name="P127"><text:span text:style-name="T102">2) Норма времени. </text:span><text:span text:style-name="T103">Количесво рабочего времени в часах, минутах, которое должен затратить работник на проводство единицы продукции.</text:span></text:p>
      <text:p text:style-name="P127"><text:span text:style-name="T105">3) </text:span><text:span text:style-name="T104">Норма обслуживания. <text:s/></text:span><text:span text:style-name="T105">Количество объектов, единиц оборудования и тд,, которые работник должен обслужить в единицу времени.</text:span></text:p>
      <text:p text:style-name="P129">4) Норма численности. Количество работников соответствующей квалификации, требемое для определения объёмов работ и чего-то там.</text:p>
      <text:p text:style-name="P130"/>
      <text:p text:style-name="P130">В зависимости от характера производства применяются разные первичные документы.</text:p>
      <text:p text:style-name="P130"/>
      <text:h text:style-name="P253" text:outline-level="2">Виды, формы и системы оплаты труда</text:h>
      <text:p text:style-name="P85">Оплата труда должна находиться в прямой зависимости от его личного трудового вклада и качества труда. Максимальный размер неограничен. <text:s/></text:p>
      <text:p text:style-name="P76"><text:span text:style-name="T106">Добавки, надбавки, премии и тд </text:span><text:span text:style-name="T107">должны начисляться сверх указанного минимума. </text:span></text:p>
      <text:p text:style-name="P86">Сейчас законом разрешено самим выбирать системы оплаты труда, целесообрезные в их технических условиях.</text:p>
      <text:p text:style-name="P77"><text:span text:style-name="T108">Виды, формы, системы оплаты труда, и тд должны быть зафиксирваны в коллективном трудовом договоре. <text:s/>И в актах, издаваемых органища</text:span><text:span text:style-name="T109">ц</text:span><text:span text:style-name="T108">ией. </text:span></text:p>
      <text:p text:style-name="P87">Зарплата бывает основная и дополнительная.</text:p>
      <text:p text:style-name="P87">Основная – зачисляемая работнику за отработанное время, количество и качество выполнекнной работы (оплата по сдельным расценкам, тарифнам ставкам, окладам, премии сдельщикам и повременьщикам)</text:p>
      <text:p text:style-name="P78"><text:soft-page-break/><text:span text:style-name="T110">Дополнительная — выплаты за неотработанное время, предусмотренное трудовым законодательством. <text:s/>За отпуск. Перерыв в работе кормящих матерей, вы</text:span><text:span text:style-name="T111">х</text:span><text:span text:style-name="T110">орное пособие при увольнении, болезнь. </text:span></text:p>
      <text:p text:style-name="P87"/>
      <text:p text:style-name="P88">Формы оплаты труда: сдельная и повременная. </text:p>
      <text:p text:style-name="P79"><text:span text:style-name="T112">Повременная – платят за время, фактически отработанное. Применяются часовые, дневные и месячные тарифные ставки. <text:s/></text:span><text:span text:style-name="T113">2 вида: просто по времени, и по времени + премия. </text:span></text:p>
      <text:p text:style-name="P80"><text:span text:style-name="T114">Сдельная – можно учитывать количественные показатели результата труда. </text:span><text:span text:style-name="T115">И тут неважно, когда выполнялась работа, главное ,чтобы выполнялась.</text:span></text:p>
      <text:p text:style-name="P89"/>
      <text:p text:style-name="P81"><text:span text:style-name="T116">Тарифная ставка. </text:span><text:span text:style-name="T117">Размер оплаты за труд опреледённой сложности, произведённый в определённое время.</text:span><text:span text:style-name="T118"> Всегда в денежной форме, и её размер растёт с разрядом работника. <text:s/></text:span><text:span text:style-name="T119">Т</text:span><text:span text:style-name="T120">а</text:span><text:span text:style-name="T119">блица: разяд твой – суммы в зависимости от отработки. </text:span></text:p>
      <text:p text:style-name="P90">Разряд — показатель сложности рботы и квалицикации рабочего.</text:p>
      <text:p text:style-name="P91">Соотношение между тарифными ставками и выплатами с помощью тарифного коэффициента. </text:p>
      <text:p text:style-name="P91"/>
      <text:p text:style-name="P92">Оплата труда руководителей, специалистов, применяются должностные оклады, в зависимости от должности и квалификации работника. </text:p>
      <text:p text:style-name="P92"/>
      <text:p text:style-name="P93">Система плавающих окладов. В конце каждого месяца при окончании работы формируются новые должностные оклады на следующий месяц. </text:p>
      <text:p text:style-name="P93"/>
      <text:p text:style-name="P94">В государственных оганищациях руководители получают оклад + вознаграздение за повышение силы отрасли.</text:p>
      <text:p text:style-name="P94"/>
      <text:p text:style-name="P94"/>
      <text:p text:style-name="P95"><text:span text:style-name="T121">Сверхурочые работы – сверх установленной продолжительности рабочего времени. При этомадминистрация может приненять их только в исключительных случаев. Да и то не превышают 4 часа в течение 2 дней подряд, или 120 часов в год. </text:span><text:span text:style-name="T122">Компенсация их отгулом не допускается. </text:span></text:p>
      <text:p text:style-name="P96"><text:span text:style-name="T123">За первые </text:span><text:span text:style-name="T124">2 </text:span><text:span text:style-name="T123">час</text:span><text:span text:style-name="T124">а</text:span><text:span text:style-name="T123"> не менее, чем в полтора раза, дальше не менее, чем в 2 раза. </text:span></text:p>
      <text:p text:style-name="P100">К сверхурочным работам нельзя ьбеременных, работников моложде 18, женщин с детьми до 2 лет.</text:p>
      <text:p text:style-name="P100"/>
      <text:p text:style-name="P97"><text:span text:style-name="T125">Можно работать с повышением оплаты в ночное время. <text:s/></text:span><text:span text:style-name="T126">С 22 до 6. Множитель по коллективному договору и выше, чем законом. </text:span><text:span text:style-name="T127">И смена сокращается на 1 час .</text:span></text:p>
      <text:p text:style-name="P101"><text:soft-page-break/></text:p>
      <text:p text:style-name="P98"><text:span text:style-name="T128">Оплата брака какая?</text:span><text:span text:style-name="T129"> Брак – когда не отвечает стандарту, техническим условиям, или не может быть использована по назначению. </text:span></text:p>
      <text:p text:style-name="P102">Есть неисправимый (полный) – не подлежит оплате. Актом о производственном браке заносится. <text:s/>И могут с сотрудника материально взыскать.</text:p>
      <text:p text:style-name="P102">Есть исправимый – частичный. А тут снимают в зависимости от степени готовности по пониженной ставке</text:p>
      <text:p text:style-name="P102">Если не по вине работника, труд оплачивается по пониженным расценкам, но месячная зп не ниже 2/3 ставки. </text:p>
      <text:p text:style-name="P102"/>
      <text:p text:style-name="P103">Если скрытый дефект <text:s/>или брак не по вине работника, обнаренный после сдачи на органами технического контроля оплачивается наравне с годными изделиями. Время простоя по вине работника оплате не подлоежит .</text:p>
      <text:p text:style-name="P104">Время простоя не по вине работника (если он предупредил о начале простоя) оплачивается не менее, чем 2/3 </text:p>
      <text:p text:style-name="P104"/>
      <text:p text:style-name="P104"/>
      <text:p text:style-name="P99"><text:span text:style-name="T130">Оплата непроработннного времени </text:span><text:span text:style-name="T131">(сохраняют рабочее место и редняя зп)</text:span><text:span text:style-name="T130">: </text:span></text:p>
      <text:list xml:id="list1163036779" text:style-name="L22">
        <text:list-item>
          <text:p text:style-name="P197">если выполняет сотрудник государственные или общественные обязанности выполняет.</text:p>
        </text:list-item>
        <text:list-item>
          <text:p text:style-name="P198">За время нахождения в медицинском учредлении на обследовании. </text:p>
        </text:list-item>
        <text:list-item>
          <text:p text:style-name="P199">За донорство: в день обследования, день сдачи и за дни, данные за сдачу крови. </text:p>
        </text:list-item>
      </text:list>
      <text:p text:style-name="P105"/>
      <text:p text:style-name="P105">Порядок оплаты отпусков </text:p>
      <text:list xml:id="list1231557158" text:style-name="L23">
        <text:list-item>
          <text:p text:style-name="P200"><text:span text:style-name="T132">Право имеют все сорудники, работающие по трудовому договору или контракту, </text:span><text:span text:style-name="T133">независимо от степени их занятости, и тд</text:span></text:p>
        </text:list-item>
        <text:list-item>
          <text:p text:style-name="P201"><text:span text:style-name="T134">Не менее 24 </text:span><text:span text:style-name="T135">календарных</text:span><text:span text:style-name="T134"> дней, если 6-дневная неделя. </text:span></text:p>
        </text:list-item>
        <text:list-item>
          <text:p text:style-name="P202">Есть категории людей, которым больше можно.</text:p>
        </text:list-item>
        <text:list-item>
          <text:p text:style-name="P203">В отпуск не включаются праздничные дни и выходные дни. </text:p>
        </text:list-item>
        <text:list-item>
          <text:p text:style-name="P204">Отпуск за первый год – за первые 11 месяцев непрерывной работы. </text:p>
        </text:list-item>
        <text:list-item>
          <text:p text:style-name="P204">Или через 6 месяцев по взаимной договорённости. </text:p>
        </text:list-item>
        <text:list-item>
          <text:p text:style-name="P205">Отпуск за 2+ годы в любое время, а зависимости от очерёдности .</text:p>
        </text:list-item>
      </text:list>
      <text:p text:style-name="P106"/>
      <text:p text:style-name="P107">Компенсация за неиспользованные дни отпуска. </text:p>
      <text:p text:style-name="P107">При прекращении трудовы отношений идёт компенсация отпуска. </text:p>
      <text:p text:style-name="P107">Как обычно, в среднем платят за среднее число дней. </text:p>
      <text:p text:style-name="P108"><text:soft-page-break/>Некоторые интервалы не берутся в интервалы среднего заработка. В основном, случаи. Когда получает какой-то минимум от страхования и тд. </text:p>
      <text:p text:style-name="P108"/>
      <text:p text:style-name="P206">Отпускные:</text:p>
      <text:p text:style-name="P207">Если человек отработал все 11 месяцев, то </text:p>
      <text:p text:style-name="P110"><text:span text:style-name="T136">отпускные = сумма за рабочий период/ (12 * 29.4 [среднее количество дней в году </text:span><text:span text:style-name="T137">рабочих</text:span><text:span text:style-name="T136">])</text:span></text:p>
      <text:p text:style-name="P110"><text:span text:style-name="T138">Если не полностью, </text:span><text:span text:style-name="T139">то</text:span></text:p>
      <text:p text:style-name="P208">отпускные = сумма за рабочий период / (количество дней в периоде рабочем)</text:p>
      <text:p text:style-name="P110"><text:span text:style-name="T140">Оплата больничного за 2 предыдущих года (имеются пределы </text:span><text:span text:style-name="T141">сверху по зарплате за год</text:span><text:span text:style-name="T140">)</text:span></text:p>
      <text:p text:style-name="P209"/>
      <text:p text:style-name="P108"/>
      <text:p text:style-name="P108"/>
      <text:h text:style-name="P126" text:outline-level="1">Синтетический и аналитический учёт расчётов по оплате труда </text:h>
      <text:p text:style-name="P109">Синтетические </text:p>
      <text:p text:style-name="P109">Счёт 70 – расчёты с персоналом по оплате. Пассивный</text:p>
      <text:p text:style-name="P109">На кредите его будет зп, отчисления куда-то и тд.</text:p>
      <text:p text:style-name="P109">По дебету 70 счёта фиксируются удержания, премии, пособия и тд</text:p>
      <text:p text:style-name="P109">Кредитовая часть – задолженность по начисленной, но не выданной зп </text:p>
      <text:p text:style-name="P109"/>
      <text:p text:style-name="P109">Аналитические:</text:p>
      <text:p text:style-name="P109">Лицевой счёт работника</text:p>
      <text:p text:style-name="P109">Налоговая карточка по учёту налогов и ляляля</text:p>
      <text:p text:style-name="P109">Расчётные ведомости и тд</text:p>
      <text:p text:style-name="P109"/>
      <text:p text:style-name="P210"/>
      <text:p text:style-name="P111"><text:span text:style-name="T142">К каким счетам отнести оплату труда рабочик? А как бухгалтер решит. 20, 25, 26 —</text:span><text:span text:style-name="T143"> администрация, 29 — обслуживающий персонал, 44 – расходы на продажу (для торговцев) </text:span><text:span text:style-name="T142">, и тд, там всё расписано.</text:span></text:p>
      <text:p text:style-name="P112"><text:span text:style-name="T144">Под дебету этих счет</text:span><text:span text:style-name="T145">о</text:span><text:span text:style-name="T144">в, и по кредиту 70 счёта идёт.</text:span></text:p>
      <text:p text:style-name="P211"/>
      <text:p text:style-name="P212">Дебет 61 кредит 70 – когда по социальным травмам всяким пособие платится. </text:p>
      <text:p text:style-name="P213">По депонированию 76 счёт.</text:p>
      <text:p text:style-name="P113"><text:soft-page-break/><text:span text:style-name="T146">Не более 3 года могут храниться депонированные средства на 76 счете </text:span><text:span text:style-name="T147">(невыданные персоналу</text:span><text:span text:style-name="T148">)</text:span></text:p>
      <text:p text:style-name="P214"/>
      <text:p text:style-name="P214"/>
      <text:h text:style-name="P254" text:outline-level="2">Учёт удержаний и учёта зп работника.</text:h>
      <text:p text:style-name="P215">Удержания могут только в законных случаях:</text:p>
      <text:list xml:id="list1033866569" text:style-name="L24">
        <text:list-item>
          <text:p text:style-name="P216">обязательные удержания</text:p>
          <text:list>
            <text:list-item>
              <text:p text:style-name="P216">налог на доходы физических лиц</text:p>
            </text:list-item>
            <text:list-item>
              <text:p text:style-name="P216">Удержание по испонитльным местам (алименты)</text:p>
            </text:list-item>
          </text:list>
        </text:list-item>
        <text:list-item>
          <text:p text:style-name="P216">По инициативе администрации.</text:p>
          <text:list>
            <text:list-item>
              <text:p text:style-name="P216">Сумма аванса (если выдали его раньше)</text:p>
            </text:list-item>
            <text:list-item>
              <text:p text:style-name="P217">Излишне выплаченные средства в следствие ошибок.</text:p>
            </text:list-item>
            <text:list-item>
              <text:p text:style-name="P218">За материальный <text:s/>ущерб по вине работника</text:p>
            </text:list-item>
            <text:list-item>
              <text:p text:style-name="P218">Если сотруднику выплатили ссуду, то гасится она</text:p>
            </text:list-item>
          </text:list>
        </text:list-item>
      </text:list>
      <text:p text:style-name="P219"/>
      <text:p text:style-name="P220">Основной налог на нас – НДФЛ.</text:p>
      <text:p text:style-name="P221">Есть льготы за болезни, учёбу и тд.</text:p>
      <text:p text:style-name="P221"/>
      <text:p text:style-name="P221"/>
      <text:p text:style-name="P211"/>
      <text:h text:style-name="Heading_20_1" text:outline-level="1"><text:span text:style-name="T149">Учёт нематериальных активов</text:span></text:h>
      <text:p text:style-name="P222"><text:span text:style-name="T150">Это объекты, используемые в хозяйственной деятельности в течение периода, превышающего 12 месяцев, имеют денежную оценку и приносят доходы, но неявляются при этом материально-вещественными ценностями.</text:span></text:p>
      <text:p text:style-name="P222"><text:span text:style-name="T150"/></text:p>
      <text:p text:style-name="P222"><text:span text:style-name="T39">Организационные расходы</text:span><text:span text:style-name="T150"> – </text:span><text:span text:style-name="T151">связанные с образованием организации, признанные в соответствии с учредительными документами, вклады участников в уставный капитал.</text:span></text:p>
      <text:p text:style-name="P223"><text:span text:style-name="T40">Деловая репутация</text:span><text:span text:style-name="T152"> – </text:span><text:span text:style-name="T153">это превышенеи текущей цены организации над стоимостью по бухгалтерскому балансу всех его активов и обязательств.</text:span></text:p>
      <text:p text:style-name="P224"><text:span text:style-name="T153">Положительная – надбавка к цене. </text:span><text:span text:style-name="T154">Каркизируется в течение 20 лет, но не более срока деятельности организации..</text:span></text:p>
      <text:p text:style-name="P225"><text:span text:style-name="T155">Отрицательная – скидка с цены. </text:span><text:span text:style-name="T156">Учитывается как доходы будущих периодов. </text:span><text:span text:style-name="T157">Предме бухучёта – не сама собственность на активы, а право на их испольнозование.</text:span></text:p>
      <text:p text:style-name="P225"><text:span text:style-name="T157"/></text:p>
      <text:p text:style-name="P226"><text:span text:style-name="T158">Оценка нематериальных активов? В бухучёте идёт по первоначальной стоимости, а в балансе учитываем остаточную стоимость.</text:span></text:p>
      <text:p text:style-name="P227"><text:soft-page-break/><text:span text:style-name="T159">Начальная ситомость по нематериальным активам может определяться по-разному. <text:s/></text:span></text:p>
      <text:p text:style-name="P228"><text:span text:style-name="T160">Можно по договорённости сторон (стул за миллион долларов)</text:span></text:p>
      <text:p text:style-name="P228"><text:span text:style-name="T160">Можно собрать сумму и приобрести всё, что нужно. Тогда по фактически понесённым затратам.</text:span></text:p>
      <text:p text:style-name="P229"><text:span text:style-name="T161">Можно по договору дорения получить начальное, значит там оцениваем по рыночной стоимость на дату опризовования. </text:span></text:p>
      <text:p text:style-name="P230"><text:span text:style-name="T162">Можно по стоимости обмениваемого имущества. </text:span></text:p>
      <text:p text:style-name="P231"><text:span text:style-name="T163">И тд, всё логично.</text:span></text:p>
      <text:p text:style-name="P231"><text:span text:style-name="T163"/></text:p>
      <text:h text:style-name="Heading_20_2" text:outline-level="2"><text:span text:style-name="T164">Учёт поступления и убытия нематериальных активов</text:span></text:h>
      <text:p text:style-name="P232"><text:span text:style-name="T166">Синтетический учёт.</text:span></text:p>
      <text:p text:style-name="P232"><text:span text:style-name="T165">На счетах 4 <text:s/>– <text:s/>???, 5 — амортизация немат</text:span><text:span text:style-name="T166">ериальным</text:span><text:span text:style-name="T165"> активов, 19/2 – налог на добавленную стоимость на нематериальным активам, 91 – прочие доходы и расходы. </text:span></text:p>
      <text:p text:style-name="P232"><text:span text:style-name="T166">Аналитический учёт – как ведёся?</text:span></text:p>
      <text:p text:style-name="P232"><text:span text:style-name="T166">По 4 счёту ведётся по видам и отдельным объектам. </text:span></text:p>
      <text:p text:style-name="P232"><text:span text:style-name="T166">Основной документ – карточка учёта нематериальных активов.</text:span></text:p>
      <text:p text:style-name="P232"><text:span text:style-name="T166"/></text:p>
      <text:p text:style-name="P233"><text:span text:style-name="T167">Безвозмездно полученные активы</text:span><text:span text:style-name="T168">////</text:span></text:p>
      <text:p text:style-name="P233"><text:span text:style-name="T168"/></text:p>
      <text:p text:style-name="P234"><text:span text:style-name="T168">Учёт инвентаризации и чего-то там нематериальных активов.</text:span></text:p>
      <text:p text:style-name="P235"><text:span text:style-name="T169">Стоимость объектов нематериальных активов погашается путём начисления амортизации в течение установленного срока их полезного использования. Амортизация прежде всего возмещает затраты, понечённые организацией на приобретениа активов. Полезное использование --- период, в течение которого использование призвано приносить доход организации.</text:span></text:p>
      <text:p text:style-name="P236"><text:span text:style-name="T170">Бывает, что на срок – лицензия, патенты.</text:span></text:p>
      <text:p text:style-name="P236"><text:span text:style-name="T170">Иногда устанавливаются нормы амортизации самостоятельно организацией – из начальной стоимости, это долго быть зациксировано приеазом, распоряжением и тд. </text:span><text:span text:style-name="T171">Это некий програмный продукт или что-то такое. </text:span></text:p>
      <text:p text:style-name="P237"><text:span text:style-name="T171">Иногда нельзя определить срок полезного использования, тогда на 20 лет ставят. Или не более срока деятнльности организации. Ут авторские права на литературу и тд.</text:span></text:p>
      <text:p text:style-name="P238"><text:span text:style-name="T172">Амортизационные отчисления по объектам определяются либо линейно (исходя их норм численных организации), либо списание стоимости пропорционально объёму продукции, или можно по уменьшаемому остатку.</text:span></text:p>
      <text:p text:style-name="P238"><text:span text:style-name="T172"/></text:p>
      <text:p text:style-name="P239"><text:soft-page-break/><text:span text:style-name="T173">У некоммерческих оргазнинацийамортизация не начисляется, также не начисляетя на нематериальные активы, на которые не проводится погашение стоимости и тд </text:span></text:p>
      <text:p text:style-name="P240"><text:span text:style-name="T174">Начисление амортизаций производится независимо от результатов деятельности организации, идёт равномерно, и включается в затраты производства и расходы на продажу.</text:span></text:p>
      <text:p text:style-name="P241"><text:span text:style-name="T175">В учёте используется для амортизации счёт 05 </text:span><text:span text:style-name="T176">пассивным </text:span></text:p>
      <text:p text:style-name="P241"><text:span text:style-name="T176"/></text:p>
      <text:p text:style-name="P241"><text:span text:style-name="T1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466</meta:editing-cycles>
    <meta:creation-date>2012-10-08T07:35:00</meta:creation-date>
    <dc:date>2013-04-15T12:37:05</dc:date>
    <meta:editing-duration>PT14H2M36S</meta:editing-duration>
    <meta:generator>LibreOffice/3.6$Linux_X86_64 LibreOffice_project/360m1$Build-2</meta:generator>
    <meta:document-statistic meta:table-count="3" meta:image-count="0" meta:object-count="2" meta:page-count="25" meta:paragraph-count="461" meta:word-count="5408" meta:character-count="39886" meta:non-whitespace-character-count="340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3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2" table:default-cell-style-name="ce6"/>
        <table:table-row table:style-name="ro1">
          <table:table-cell table:style-name="ce4" office:value-type="string" table:number-columns-spanned="1" table:number-rows-spanned="2">
            <text:p>Дебетуемые счета.</text:p>
          </table:table-cell>
          <table:table-cell table:style-name="ce4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9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